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2000001D000004710000024EB2EBB190.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1" svg:font-family="Arial" style:font-pitch="variable"/>
    <style:font-face style:name="DejaVu Sans" svg:font-family="'DejaVu Sans'"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000000" draw:marker-end="a436"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 style:family="graphic" style:parent-style-name="standard">
      <style:graphic-properties draw:stroke="solid" svg:stroke-width="0.053cm" svg:stroke-color="#000000" draw:marker-end="a44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 style:family="graphic" style:parent-style-name="standard">
      <style:graphic-properties draw:stroke="none" draw:fill="none" draw:textarea-horizontal-align="left" draw:textarea-vertical-align="top" draw:auto-grow-height="true" draw:auto-grow-width="true" fo:padding-top="0.13cm" fo:padding-bottom="0.13cm" fo:padding-left="0.25cm" fo:padding-right="0.25cm" fo:wrap-option="no-wrap"/>
    </style:style>
    <style:style style:name="gr4" style:family="graphic" style:parent-style-name="standard">
      <style:graphic-properties draw:stroke="dash" draw:stroke-dash="a450"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 style:family="graphic" style:parent-style-name="standard">
      <style:graphic-properties draw:stroke="dash" draw:stroke-dash="a454"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 style:family="graphic" style:parent-style-name="standard">
      <style:graphic-properties draw:stroke="solid" svg:stroke-width="0.026cm" svg:stroke-color="#000000" svg:stroke-opacity="100%" draw:stroke-linejoin="miter" svg:stroke-linecap="square" draw:fill="solid" draw:fill-color="#808080" draw:opacity="100%" draw:textarea-horizontal-align="left" draw:textarea-vertical-align="middle" draw:auto-grow-height="false" draw:auto-grow-width="false" fo:padding-top="0.13cm" fo:padding-bottom="0.13cm" fo:padding-left="0.25cm" fo:padding-right="0.25cm" fo:wrap-option="no-wrap"/>
    </style:style>
    <style:style style:name="gr7" style:family="graphic" style:parent-style-name="standard">
      <style:graphic-properties draw:stroke="none" draw:fill="none" draw:textarea-horizontal-align="left" draw:textarea-vertical-align="middle" draw:auto-grow-height="false" draw:auto-grow-width="false" fo:padding-top="0.13cm" fo:padding-bottom="0.13cm" fo:padding-left="0.25cm" fo:padding-right="0.25cm" fo:wrap-option="no-wrap"/>
    </style:style>
    <style:style style:name="gr8" style:family="graphic" style:parent-style-name="standard">
      <style:graphic-properties draw:stroke="solid" svg:stroke-width="0.053cm" svg:stroke-color="#000000" draw:marker-end="a458"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9" style:family="graphic" style:parent-style-name="standard">
      <style:graphic-properties draw:stroke="solid" svg:stroke-width="0.053cm" svg:stroke-color="#000000" draw:marker-end="a462"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0" style:family="graphic" style:parent-style-name="standard">
      <style:graphic-properties draw:stroke="dash" draw:stroke-dash="a472"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1" style:family="graphic" style:parent-style-name="standard">
      <style:graphic-properties draw:stroke="dash" draw:stroke-dash="a476"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2" style:family="graphic" style:parent-style-name="standard">
      <style:graphic-properties draw:stroke="solid" svg:stroke-width="0.026cm" svg:stroke-color="#000000" draw:marker-end="a48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3" style:family="graphic" style:parent-style-name="standard">
      <style:graphic-properties draw:stroke="solid" svg:stroke-width="0.026cm" svg:stroke-color="#000000" draw:marker-end="a484"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14" style:family="graphic">
      <style:graphic-properties style:protect="size"/>
    </style:style>
    <style:style style:name="gr15" style:family="graphic" style:parent-style-name="standard">
      <style:graphic-properties draw:stroke="solid" svg:stroke-width="0.053cm" svg:stroke-color="#000000" draw:marker-end="a50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6" style:family="graphic" style:parent-style-name="standard">
      <style:graphic-properties draw:stroke="solid" svg:stroke-width="0.053cm" svg:stroke-color="#000000" draw:marker-end="a513"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7" style:family="graphic" style:parent-style-name="standard">
      <style:graphic-properties draw:stroke="solid" svg:stroke-width="0.053cm" svg:stroke-color="#000000" draw:marker-end="a523"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8" style:family="graphic" style:parent-style-name="standard">
      <style:graphic-properties draw:stroke="solid"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9" style:family="graphic" style:parent-style-name="standard">
      <style:graphic-properties draw:stroke="solid" svg:stroke-width="0.053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0" style:family="graphic" style:parent-style-name="standard">
      <style:graphic-properties draw:stroke="dash" draw:stroke-dash="a536"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1" style:family="graphic" style:parent-style-name="standard">
      <style:graphic-properties draw:stroke="solid" svg:stroke-width="0.026cm" svg:stroke-color="#000000" draw:marker-end="a540"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22" style:family="graphic" style:parent-style-name="standard">
      <style:graphic-properties draw:stroke="solid" svg:stroke-width="0.026cm" svg:stroke-color="#000000" svg:stroke-opacity="100%" draw:stroke-linejoin="miter" svg:stroke-linecap="square" draw:fill="none" draw:textarea-horizontal-align="left" draw:textarea-vertical-align="middle" draw:auto-grow-height="false" draw:auto-grow-width="false" fo:padding-top="0.13cm" fo:padding-bottom="0.13cm" fo:padding-left="0.25cm" fo:padding-right="0.25cm" fo:wrap-option="no-wrap"/>
    </style:style>
    <style:style style:name="gr23" style:family="graphic" style:parent-style-name="standard">
      <style:graphic-properties draw:stroke="solid" svg:stroke-width="0.026cm" svg:stroke-color="#000000" draw:marker-end="a547"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4" style:family="graphic" style:parent-style-name="standard">
      <style:graphic-properties draw:stroke="none" draw:fill="none" draw:textarea-horizontal-align="center" draw:textarea-vertical-align="top" draw:auto-grow-height="true" draw:auto-grow-width="true" fo:padding-top="0.13cm" fo:padding-bottom="0.13cm" fo:padding-left="0.25cm" fo:padding-right="0.25cm" fo:wrap-option="no-wrap"/>
    </style:style>
    <style:style style:name="gr25" style:family="graphic" style:parent-style-name="standard">
      <style:graphic-properties draw:stroke="dash" draw:stroke-dash="a559"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6" style:family="graphic" style:parent-style-name="standard">
      <style:graphic-properties draw:stroke="dash" draw:stroke-dash="a563"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7" style:family="graphic" style:parent-style-name="standard">
      <style:graphic-properties draw:stroke="dash" draw:stroke-dash="a567"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8" style:family="graphic" style:parent-style-name="standard">
      <style:graphic-properties draw:stroke="dash" draw:stroke-dash="a571"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29" style:family="graphic" style:parent-style-name="standard">
      <style:graphic-properties draw:stroke="dash" draw:stroke-dash="a575"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0" style:family="graphic" style:parent-style-name="standard">
      <style:graphic-properties draw:stroke="dash" draw:stroke-dash="a579"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1" style:family="graphic" style:parent-style-name="standard">
      <style:graphic-properties draw:stroke="dash" draw:stroke-dash="a583"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2" style:family="graphic" style:parent-style-name="standard">
      <style:graphic-properties draw:stroke="dash" draw:stroke-dash="a587"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3" style:family="graphic" style:parent-style-name="standard">
      <style:graphic-properties draw:stroke="solid" svg:stroke-width="0.053cm" svg:stroke-color="#000000" draw:marker-end="a60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4" style:family="graphic" style:parent-style-name="standard">
      <style:graphic-properties draw:stroke="solid" svg:stroke-width="0.053cm" svg:stroke-color="#000000" draw:marker-end="a613"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5" style:family="graphic" style:parent-style-name="standard">
      <style:graphic-properties draw:stroke="solid" svg:stroke-width="0.053cm" svg:stroke-color="#000000" draw:marker-end="a623"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6" style:family="graphic" style:parent-style-name="standard">
      <style:graphic-properties draw:stroke="solid" svg:stroke-width="0.026cm" svg:stroke-color="#000000" draw:marker-end="a638"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37" style:family="graphic" style:parent-style-name="standard">
      <style:graphic-properties draw:stroke="dash" draw:stroke-dash="a645" svg:stroke-width="0.009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38" style:family="graphic" style:parent-style-name="standard">
      <style:graphic-properties draw:stroke="solid" svg:stroke-width="0.026cm" svg:stroke-color="#000000" draw:marker-end="a649"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39" style:family="graphic" style:parent-style-name="standard">
      <style:graphic-properties draw:stroke="solid" svg:stroke-width="0.026cm" svg:stroke-color="#000000" draw:marker-end="a658"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40" style:family="graphic" style:parent-style-name="standard">
      <style:graphic-properties draw:stroke="dash" draw:stroke-dash="a662" svg:stroke-width="0.018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1" style:family="graphic" style:parent-style-name="standard">
      <style:graphic-properties draw:stroke="solid" svg:stroke-width="0.026cm" svg:stroke-color="#000000" draw:marker-end="a674"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2" style:family="graphic" style:parent-style-name="standard">
      <style:graphic-properties draw:stroke="solid" svg:stroke-width="0.026cm" svg:stroke-color="#000000" svg:stroke-opacity="100%" draw:stroke-linejoin="miter" svg:stroke-linecap="square" draw:fill="none" draw:textarea-horizontal-align="left" draw:textarea-vertical-align="top" draw:auto-grow-height="true" draw:auto-grow-width="true" fo:padding-top="0.13cm" fo:padding-bottom="0.13cm" fo:padding-left="0.25cm" fo:padding-right="0.25cm" fo:wrap-option="no-wrap"/>
    </style:style>
    <style:style style:name="gr43" style:family="graphic" style:parent-style-name="standard">
      <style:graphic-properties draw:stroke="solid" svg:stroke-width="0.053cm" svg:stroke-color="#000000" draw:marker-end="a754"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4" style:family="graphic" style:parent-style-name="standard">
      <style:graphic-properties draw:stroke="solid" svg:stroke-width="0.053cm" svg:stroke-color="#000000" draw:marker-end="a758"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5" style:family="graphic" style:parent-style-name="standard">
      <style:graphic-properties draw:stroke="solid" svg:stroke-width="0.053cm" svg:stroke-color="#000000" draw:marker-end="a768"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6" style:family="graphic" style:parent-style-name="standard">
      <style:graphic-properties draw:stroke="solid" svg:stroke-width="0.053cm" svg:stroke-color="#000000" draw:marker-end="a704"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7" style:family="graphic" style:parent-style-name="standard">
      <style:graphic-properties draw:stroke="solid" svg:stroke-width="0.053cm" svg:stroke-color="#000000" draw:marker-end="a708"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8" style:family="graphic" style:parent-style-name="standard">
      <style:graphic-properties draw:stroke="solid" svg:stroke-width="0.053cm" svg:stroke-color="#000000" draw:marker-end="a718"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49" style:family="graphic" style:parent-style-name="standard">
      <style:graphic-properties draw:stroke="dash" draw:stroke-dash="a746"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0" style:family="graphic" style:parent-style-name="standard">
      <style:graphic-properties draw:stroke="dash" draw:stroke-dash="a750"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1" style:family="graphic" style:parent-style-name="standard">
      <style:graphic-properties draw:stroke="solid" svg:stroke-width="0.106cm" svg:stroke-color="#000000" draw:marker-end="a728"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52" style:family="graphic" style:parent-style-name="standard">
      <style:graphic-properties draw:stroke="solid" svg:stroke-width="0.026cm" svg:stroke-color="#000000" draw:marker-end="a732"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3" style:family="graphic" style:parent-style-name="standard">
      <style:graphic-properties draw:stroke="solid" svg:stroke-width="0.026cm" svg:stroke-color="#000000" draw:marker-end="a736"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4" style:family="graphic" style:parent-style-name="standard">
      <style:graphic-properties draw:stroke="solid" svg:stroke-width="0.053cm" svg:stroke-color="#000000" draw:marker-end="a781"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5" style:family="graphic" style:parent-style-name="standard">
      <style:graphic-properties draw:stroke="solid" svg:stroke-width="0.053cm" svg:stroke-color="#000000" draw:marker-end="a785"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6" style:family="graphic" style:parent-style-name="standard">
      <style:graphic-properties draw:stroke="dash" draw:stroke-dash="a795" svg:stroke-width="0.051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7" style:family="graphic" style:parent-style-name="standard">
      <style:graphic-properties draw:stroke="dash" draw:stroke-dash="a805"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8" style:family="graphic" style:parent-style-name="standard">
      <style:graphic-properties draw:stroke="dash" draw:stroke-dash="a809"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59" style:family="graphic" style:parent-style-name="standard">
      <style:graphic-properties draw:stroke="solid" svg:stroke-width="0.026cm" svg:stroke-color="#000000" draw:marker-end="a816"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0" style:family="graphic" style:parent-style-name="standard">
      <style:graphic-properties draw:stroke="dash" draw:stroke-dash="a823" svg:stroke-width="0.025cm" svg:stroke-color="#000000" svg:stroke-opacity="100%" draw:stroke-linejoin="round" svg:stroke-linecap="square" draw:fill="none" draw:textarea-horizontal-align="left" draw:textarea-vertical-align="top" draw:auto-grow-height="false" draw:auto-grow-width="false" fo:padding-top="0.13cm" fo:padding-bottom="0.13cm" fo:padding-left="0.25cm" fo:padding-right="0.25cm" fo:wrap-option="wrap"/>
    </style:style>
    <style:style style:name="gr61" style:family="graphic" style:parent-style-name="standard">
      <style:graphic-properties draw:stroke="solid" svg:stroke-width="0.053cm" svg:stroke-color="#000000" draw:marker-end="a827"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2" style:family="graphic" style:parent-style-name="standard">
      <style:graphic-properties draw:stroke="solid" svg:stroke-width="0.025cm" svg:stroke-color="#000000" draw:marker-end="a834" svg:stroke-opacity="100%" draw:stroke-linejoin="round" svg:stroke-linecap="square" draw:fill="none" draw:textarea-horizontal-align="left" draw:textarea-vertical-align="top" draw:auto-grow-height="false" draw:auto-grow-width="false" fo:padding-top="0.13cm" fo:padding-bottom="0.13cm" fo:padding-left="0.25cm" fo:padding-right="0.25cm" fo:wrap-option="wrap"/>
    </style:style>
    <style:style style:name="gr63" style:family="graphic" style:parent-style-name="standard">
      <style:graphic-properties draw:stroke="solid" svg:stroke-width="0.025cm" svg:stroke-color="#000000" draw:marker-end="a838" svg:stroke-opacity="100%" draw:stroke-linejoin="round" svg:stroke-linecap="square" draw:fill="none" draw:textarea-horizontal-align="left" draw:textarea-vertical-align="top" draw:auto-grow-height="false" draw:auto-grow-width="false" fo:padding-top="0.13cm" fo:padding-bottom="0.13cm" fo:padding-left="0.25cm" fo:padding-right="0.25cm" fo:wrap-option="wrap"/>
    </style:style>
    <style:style style:name="gr64" style:family="graphic" style:parent-style-name="standard">
      <style:graphic-properties draw:stroke="solid" svg:stroke-width="0.053cm" svg:stroke-color="#000000" draw:marker-end="a995"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5" style:family="graphic" style:parent-style-name="standard">
      <style:graphic-properties draw:stroke="solid" svg:stroke-width="0.053cm" svg:stroke-color="#000000" draw:marker-end="a99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6" style:family="graphic" style:parent-style-name="standard">
      <style:graphic-properties draw:stroke="solid" svg:stroke-width="0.053cm" svg:stroke-color="#000000" draw:marker-end="a100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7" style:family="graphic" style:parent-style-name="standard">
      <style:graphic-properties draw:stroke="solid" svg:stroke-width="0.053cm" svg:stroke-color="#000000" draw:marker-end="a875"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8" style:family="graphic" style:parent-style-name="standard">
      <style:graphic-properties draw:stroke="solid" svg:stroke-width="0.053cm" svg:stroke-color="#000000" draw:marker-end="a87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69" style:family="graphic" style:parent-style-name="standard">
      <style:graphic-properties draw:stroke="solid" svg:stroke-width="0.053cm" svg:stroke-color="#000000" draw:marker-end="a88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0" style:family="graphic" style:parent-style-name="standard">
      <style:graphic-properties draw:stroke="dash" draw:stroke-dash="a987"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1" style:family="graphic" style:parent-style-name="standard">
      <style:graphic-properties draw:stroke="dash" draw:stroke-dash="a991"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2" style:family="graphic" style:parent-style-name="standard">
      <style:graphic-properties draw:stroke="solid" svg:stroke-width="0.106cm" svg:stroke-color="#000000" draw:marker-end="a901"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73" style:family="graphic" style:parent-style-name="standard">
      <style:graphic-properties draw:stroke="solid" svg:stroke-width="0.026cm" svg:stroke-color="#000000" draw:marker-end="a905"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4" style:family="graphic" style:parent-style-name="standard">
      <style:graphic-properties draw:stroke="solid" svg:stroke-width="0.026cm" svg:stroke-color="#000000" draw:marker-end="a90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5" style:family="graphic" style:parent-style-name="standard">
      <style:graphic-properties draw:stroke="solid" svg:stroke-width="0.053cm" svg:stroke-color="#000000" draw:marker-end="a919"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6" style:family="graphic" style:parent-style-name="standard">
      <style:graphic-properties draw:stroke="solid" svg:stroke-width="0.053cm" svg:stroke-color="#000000" draw:marker-end="a923"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7" style:family="graphic" style:parent-style-name="standard">
      <style:graphic-properties draw:stroke="solid" svg:stroke-width="0.053cm" svg:stroke-color="#000000" draw:marker-end="a933"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8" style:family="graphic" style:parent-style-name="standard">
      <style:graphic-properties draw:stroke="dash" draw:stroke-dash="a976"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79" style:family="graphic" style:parent-style-name="standard">
      <style:graphic-properties draw:stroke="dash" draw:stroke-dash="a980"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80" style:family="graphic" style:parent-style-name="standard">
      <style:graphic-properties draw:stroke="solid" svg:stroke-width="0.106cm" svg:stroke-color="#000000" draw:marker-end="a946" svg:stroke-opacity="100%" draw:stroke-linejoin="round" svg:stroke-linecap="square" draw:fill="none" draw:textarea-horizontal-align="left" draw:textarea-vertical-align="middle" draw:auto-grow-height="false" draw:auto-grow-width="false" fo:padding-top="0.13cm" fo:padding-bottom="0.13cm" fo:padding-left="0.25cm" fo:padding-right="0.25cm" fo:wrap-option="no-wrap"/>
    </style:style>
    <style:style style:name="gr81" style:family="graphic" style:parent-style-name="standard">
      <style:graphic-properties draw:stroke="solid" svg:stroke-width="0.026cm" svg:stroke-color="#000000" draw:marker-end="a955"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82" style:family="graphic" style:parent-style-name="standard">
      <style:graphic-properties draw:stroke="solid" svg:stroke-width="0.026cm" svg:stroke-color="#000000" svg:stroke-opacity="100%" draw:stroke-linejoin="miter" svg:stroke-linecap="square" draw:fill="none" draw:textarea-horizontal-align="center" draw:textarea-vertical-align="top" draw:auto-grow-height="true" draw:auto-grow-width="true" fo:padding-top="0.13cm" fo:padding-bottom="0.13cm" fo:padding-left="0.25cm" fo:padding-right="0.25cm" fo:wrap-option="no-wrap"/>
    </style:style>
    <style:style style:name="gr83" style:family="graphic" style:parent-style-name="standard">
      <style:graphic-properties draw:stroke="solid" svg:stroke-width="0.026cm" svg:stroke-color="#000000" draw:marker-end="a964"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84" style:family="graphic" style:parent-style-name="standard">
      <style:graphic-properties draw:stroke="solid" svg:stroke-width="0.053cm" svg:stroke-color="#000000" draw:marker-end="a1022"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85" style:family="graphic" style:parent-style-name="standard">
      <style:graphic-properties draw:stroke="solid" svg:stroke-width="0.053cm" svg:stroke-color="#000000" draw:marker-end="a1033"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86" style:family="graphic" style:parent-style-name="standard">
      <style:graphic-properties draw:stroke="dash" draw:stroke-dash="a1206"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87" style:family="graphic" style:parent-style-name="standard">
      <style:graphic-properties draw:stroke="dash" draw:stroke-dash="a1210" svg:stroke-width="0.026cm" svg:stroke-color="#00000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88" style:family="graphic" style:parent-style-name="standard">
      <style:graphic-properties draw:stroke="solid" svg:stroke-width="0.035cm" svg:stroke-color="#000000" svg:stroke-opacity="100%" draw:stroke-linejoin="miter" svg:stroke-linecap="butt" draw:fill="solid" draw:fill-color="#000000" draw:opacity="100%" draw:textarea-horizontal-align="center" draw:textarea-vertical-align="middle" draw:auto-grow-height="false" draw:auto-grow-width="false" fo:padding-top="0.127cm" fo:padding-bottom="0.127cm" fo:padding-left="0.254cm" fo:padding-right="0.254cm" fo:wrap-option="wrap"/>
    </style:style>
    <style:style style:name="gr89"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90" style:family="graphic" style:parent-style-name="standard">
      <style:graphic-properties draw:stroke="none" draw:fill="solid" draw:fill-color="#ffff00" draw:opacity="100%" draw:textarea-horizontal-align="center" draw:textarea-vertical-align="middle" draw:auto-grow-height="false" draw:auto-grow-width="false" fo:padding-top="0.127cm" fo:padding-bottom="0.127cm" fo:padding-left="0.254cm" fo:padding-right="0.254cm" fo:wrap-option="wrap"/>
    </style:style>
    <style:style style:name="gr91" style:family="graphic" style:parent-style-name="standard">
      <style:graphic-properties draw:stroke="solid" svg:stroke-width="0.106cm" svg:stroke-color="#0070c0" draw:marker-end="a1076"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92" style:family="graphic" style:parent-style-name="standard">
      <style:graphic-properties draw:stroke="solid" svg:stroke-width="0.106cm" svg:stroke-color="#0070c0" draw:marker-end="a1080"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93" style:family="graphic" style:parent-style-name="standard">
      <style:graphic-properties draw:stroke="solid" svg:stroke-width="0.053cm" svg:stroke-color="#000000" draw:marker-end="a1088"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94" style:family="graphic" style:parent-style-name="standard">
      <style:graphic-properties draw:stroke="solid" svg:stroke-width="0.106cm" svg:stroke-color="#0070c0" draw:marker-end="a1138"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95" style:family="graphic" style:parent-style-name="standard">
      <style:graphic-properties draw:stroke="none" draw:fill="none" draw:textarea-horizontal-align="left" draw:textarea-vertical-align="top" draw:auto-grow-height="true" draw:auto-grow-width="true" fo:min-height="0.714cm" fo:min-width="0.32cm" fo:padding-top="0.13cm" fo:padding-bottom="0.13cm" fo:padding-left="0.25cm" fo:padding-right="0.25cm" fo:wrap-option="no-wrap"/>
    </style:style>
    <style:style style:name="gr96" style:family="graphic" style:parent-style-name="standard">
      <style:graphic-properties draw:stroke="solid" svg:stroke-width="0.159cm" svg:stroke-color="#bfbfbf" draw:marker-end="a1146"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97" style:family="graphic" style:parent-style-name="standard">
      <style:graphic-properties draw:stroke="solid" svg:stroke-width="0.026cm" svg:stroke-color="#000000" draw:marker-end="a1154"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98" style:family="graphic" style:parent-style-name="standard">
      <style:graphic-properties draw:stroke="none" draw:fill="none" draw:textarea-horizontal-align="left" draw:textarea-vertical-align="top" draw:auto-grow-height="true" draw:auto-grow-width="true" fo:min-height="0.714cm" fo:min-width="0.316cm" fo:padding-top="0.13cm" fo:padding-bottom="0.13cm" fo:padding-left="0.25cm" fo:padding-right="0.25cm" fo:wrap-option="no-wrap"/>
    </style:style>
    <style:style style:name="gr99" style:family="graphic" style:parent-style-name="standard">
      <style:graphic-properties draw:stroke="none" draw:fill="none" draw:textarea-horizontal-align="left" draw:textarea-vertical-align="top" draw:auto-grow-height="true" draw:auto-grow-width="true" fo:min-height="0.714cm" fo:min-width="0.312cm" fo:padding-top="0.13cm" fo:padding-bottom="0.13cm" fo:padding-left="0.25cm" fo:padding-right="0.25cm" fo:wrap-option="no-wrap"/>
    </style:style>
    <style:style style:name="gr100" style:family="graphic">
      <style:graphic-properties draw:stroke="none" draw:fill="none" draw:textarea-horizontal-align="center" draw:textarea-vertical-align="top" draw:auto-grow-height="true" draw:auto-grow-width="true" fo:min-height="0.633cm" fo:min-width="3.413cm" fo:padding-top="0.13cm" fo:padding-bottom="0.13cm" fo:padding-left="0.25cm" fo:padding-right="0.25cm" fo:wrap-option="no-wrap"/>
    </style:style>
    <style:style style:name="gr101" style:family="graphic">
      <style:graphic-properties draw:stroke="solid" svg:stroke-width="0.026cm" svg:stroke-color="#000000" draw:marker-end="a905" svg:stroke-opacity="100%" draw:stroke-linejoin="miter" svg:stroke-linecap="square" draw:fill="none" draw:textarea-horizontal-align="left" draw:textarea-vertical-align="top" draw:auto-grow-height="false" draw:auto-grow-width="false" fo:padding-top="0.13cm" fo:padding-bottom="0.13cm" fo:padding-left="0.25cm" fo:padding-right="0.25cm" fo:wrap-option="wrap"/>
    </style:style>
    <style:style style:name="gr102" style:family="graphic" style:parent-style-name="objectwithoutfill">
      <style:graphic-properties svg:stroke-width="0.1cm" draw:marker-start-width="0.35cm" draw:marker-end="Arrow" draw:marker-end-width="0.35cm" draw:fill="none" draw:textarea-vertical-align="middle" fo:padding-top="0.175cm" fo:padding-bottom="0.175cm" fo:padding-left="0.3cm" fo:padding-right="0.3cm"/>
    </style:style>
    <style:style style:name="gr103" style:family="graphic" style:parent-style-name="standard">
      <style:graphic-properties draw:stroke="none" draw:fill="none" draw:textarea-horizontal-align="center" draw:textarea-vertical-align="top" draw:auto-grow-height="true" draw:auto-grow-width="true" fo:min-height="0.633cm" fo:min-width="3.413cm" fo:padding-top="0.13cm" fo:padding-bottom="0.13cm" fo:padding-left="0.25cm" fo:padding-right="0.25cm" fo:wrap-option="no-wrap"/>
    </style:style>
    <style:style style:name="gr104" style:family="graphic" style:parent-style-name="standard">
      <style:graphic-properties svg:stroke-width="0.02cm" svg:stroke-color="#000000" draw:marker-start-width="0.23cm" draw:marker-end-width="0.23cm" draw:fill="none" draw:textarea-horizontal-align="justify" draw:textarea-vertical-align="middle" draw:auto-grow-height="false" fo:min-height="0cm" fo:min-width="0cm" fo:padding-top="0.135cm" fo:padding-bottom="0.135cm" fo:padding-left="0.26cm" fo:padding-right="0.26cm" fo:wrap-option="no-wrap"/>
    </style:style>
    <style:style style:name="gr105" style:family="graphic" style:parent-style-name="standard">
      <style:graphic-properties svg:stroke-color="#000000" draw:fill="solid" draw:fill-color="#000000" draw:textarea-horizontal-align="justify" draw:textarea-vertical-align="middle" draw:auto-grow-height="false"/>
    </style:style>
    <style:style style:name="gr106" style:family="graphic" style:parent-style-name="standard">
      <style:graphic-properties draw:stroke="none" draw:fill="none" draw:textarea-horizontal-align="center" draw:textarea-vertical-align="top" draw:auto-grow-height="true" draw:auto-grow-width="true" fo:min-height="1.262cm" fo:min-width="2.213cm" fo:padding-top="0.13cm" fo:padding-bottom="0.13cm" fo:padding-left="0.25cm" fo:padding-right="0.25cm" fo:wrap-option="no-wrap"/>
    </style:style>
    <style:style style:name="gr107" style:family="graphic" style:parent-style-name="Object_20_with_20_no_20_fill_20_and_20_no_20_line">
      <style:graphic-properties draw:textarea-vertical-align="middle" draw:ole-draw-aspect="1"/>
    </style:style>
    <style:style style:name="gr10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1" style:family="paragraph">
      <style:paragraph-properties style:writing-mode="lr-tb" style:font-independent-line-spacing="false"/>
    </style:style>
    <style:style style:name="P2"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4" style:family="paragraph">
      <style:paragraph-properties style:writing-mode="lr-tb" style:font-independent-line-spacing="true"/>
    </style:style>
    <style:style style:name="P5" style:family="paragraph">
      <style:paragraph-properties fo:margin-left="0cm" fo:margin-right="0cm" fo:margin-top="0cm" fo:margin-bottom="0cm" fo:line-height="100%" fo:text-align="start" fo:text-indent="0cm" style:punctuation-wrap="hanging" style:writing-mode="lr-tb" style:font-independent-line-spacing="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8pt"/>
    </style:style>
    <style:style style:name="P7" style:family="paragraph">
      <style:paragraph-properties fo:margin-left="0cm" fo:margin-right="0cm" fo:margin-top="0cm" fo:margin-bottom="0cm" fo:line-height="100%" fo:text-align="center" fo:text-indent="0cm" style:punctuation-wrap="hanging" style:writing-mode="lr-tb" style:font-independent-line-spacing="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8pt"/>
    </style:style>
    <style:style style:name="P8" style:family="paragraph">
      <style:paragraph-properties fo:text-align="center"/>
    </style:style>
    <style:style style:name="T1" style:family="text">
      <style:text-properties fo:color="#00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color="#000000" style:text-line-through-style="none" style:text-line-through-type="none" style:text-position="0% 100%" fo:font-size="18pt" fo:letter-spacing="normal" fo:language="en" fo:country="US" fo:font-style="normal" style:text-underline-style="none" fo:font-weight="normal" style:text-underline-mode="continuous" style:text-overline-mode="continuous" style:text-line-through-mode="continuous" style:letter-kerning="true" style:font-name-asian="Symbol" style:font-size-asian="18pt" style:font-style-asian="normal" style:font-weight-asian="normal" style:font-name-complex="Symbol" style:font-size-complex="18pt" style:font-style-complex="normal" style:font-weight-complex="normal"/>
    </style:style>
    <style:style style:name="T3" style:family="text">
      <style:text-properties fo:color="#000000" style:text-line-through-style="none" style:text-line-through-type="none" style:text-position="0% 100%" style:font-name="Arial"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T4" style:family="text">
      <style:text-properties fo:color="#000000" style:text-line-through-style="none" style:text-line-through-type="none" style:text-position="0% 100%" fo:font-size="18pt" fo:letter-spacing="normal" fo:language="en" fo:country="US" fo:font-style="italic" style:text-underline-style="none" fo:font-weight="normal" style:text-underline-mode="continuous" style:text-overline-mode="continuous" style:text-line-through-mode="continuous" style:letter-kerning="true" style:font-name-asian="Symbol" style:font-size-asian="18pt" style:font-style-asian="italic" style:font-weight-asian="normal" style:font-name-complex="Symbol" style:font-size-complex="18pt" style:font-style-complex="italic" style:font-weight-complex="normal"/>
    </style:style>
    <style:style style:name="T5" style:family="text">
      <style:text-properties fo:color="#000000" style:text-line-through-style="none" style:text-line-through-type="none" style:text-position="0% 100%" style:font-name="Arial" fo:font-size="18pt" fo:letter-spacing="normal" fo:language="en" fo:country="US" fo:font-style="italic" style:text-underline-style="none" fo:font-weight="normal" style:text-underline-mode="continuous" style:text-overline-mode="continuous" style:text-line-through-mode="continuous" style:letter-kerning="true" style:font-name-asian="DejaVu Sans" style:font-size-asian="18pt" style:font-style-asian="italic" style:font-weight-asian="normal" style:font-name-complex="DejaVu Sans" style:font-size-complex="18pt" style:font-style-complex="italic" style:font-weight-complex="normal"/>
    </style:style>
    <style:style style:name="T6" style:family="text">
      <style:text-properties fo:color="#000000" style:text-line-through-style="none" style:text-line-through-type="none" style:text-position="-25% 67%" style:font-name="Arial" fo:font-size="18pt" fo:letter-spacing="normal" fo:language="en" fo:country="US" fo:font-style="italic" style:text-underline-style="none" fo:font-weight="normal" style:text-underline-mode="continuous" style:text-overline-mode="continuous" style:text-line-through-mode="continuous" style:letter-kerning="true" style:font-name-asian="DejaVu Sans" style:font-size-asian="18pt" style:font-style-asian="italic" style:font-weight-asian="normal" style:font-name-complex="DejaVu Sans" style:font-size-complex="18pt" style:font-style-complex="italic" style:font-weight-complex="normal"/>
    </style:style>
    <style:style style:name="T7" style:family="text">
      <style:text-properties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style>
    <style:style style:name="T8" style:family="text">
      <style:text-properties fo:color="#000000" style:text-line-through-style="none" style:text-line-through-type="none" style:text-position="0% 100%" style:font-name="Courier New1" fo:font-size="18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name-asian="DejaVu Sans" style:font-size-asian="18pt" style:font-style-asian="normal" style:font-weight-asian="bold" style:font-name-complex="DejaVu Sans" style:font-size-complex="18pt" style:font-style-complex="normal" style:font-weight-complex="bold"/>
    </style:style>
    <style:style style:name="T9" style:family="text">
      <style:text-properties fo:color="#000000" style:text-line-through-style="none" style:text-line-through-type="none" style:text-position="0% 100%" style:font-name="Arial" fo:font-size="16pt" fo:letter-spacing="normal" fo:language="en" fo:country="US" fo:font-style="italic" style:text-underline-style="none" fo:font-weight="normal" style:text-underline-mode="continuous" style:text-overline-mode="continuous" style:text-line-through-mode="continuous" style:letter-kerning="true" style:font-name-asian="DejaVu Sans" style:font-size-asian="16pt" style:font-style-asian="italic" style:font-weight-asian="normal" style:font-name-complex="DejaVu Sans" style:font-size-complex="16pt" style:font-style-complex="italic" style:font-weight-complex="normal"/>
    </style:style>
    <style:style style:name="T10" style:family="text">
      <style:text-properties fo:color="#000000" style:text-line-through-style="none" style:text-line-through-type="none" style:text-position="0% 100%" style:font-name="Arial"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5pt" style:font-style-asian="normal" style:font-weight-asian="normal" style:font-name-complex="DejaVu Sans" style:font-size-complex="15pt" style:font-style-complex="normal" style:font-weight-complex="normal"/>
    </style:style>
    <style:style style:name="T11" style:family="text">
      <style:text-properties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12" style:family="text">
      <style:text-properties fo:color="#000000" style:text-line-through-style="none" style:text-line-through-type="none" style:text-position="-33% 67%" style:font-name="Arial"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5pt" style:font-style-asian="normal" style:font-weight-asian="normal" style:font-name-complex="DejaVu Sans" style:font-size-complex="15pt" style:font-style-complex="normal" style:font-weight-complex="normal"/>
    </style:style>
    <style:style style:name="T13" style:family="text">
      <style:text-properties fo:color="#000000" style:text-line-through-style="none" style:text-line-through-type="none" style:text-position="0% 100%" style:font-name="Arial" fo:font-size="16pt" fo:letter-spacing="normal" fo:language="en" fo:country="US" fo:font-style="italic" style:text-underline-style="none" fo:font-weight="bold" style:text-underline-mode="continuous" style:text-overline-mode="continuous" style:text-line-through-mode="continuous" style:letter-kerning="true" style:font-name-asian="DejaVu Sans" style:font-size-asian="16pt" style:font-style-asian="italic" style:font-weight-asian="bold" style:font-name-complex="DejaVu Sans" style:font-size-complex="16pt" style:font-style-complex="italic" style:font-weight-complex="bold"/>
    </style:style>
    <style:style style:name="T14" style:family="text">
      <style:text-properties fo:color="#ff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15" style:family="text">
      <style:text-properties fo:color="#ff0000" style:text-line-through-style="none" style:text-line-through-type="none" style:text-position="-25% 67%" style:font-name="Arial"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16" style:family="text">
      <style:text-properties fo:color="#000000" style:text-line-through-style="none" style:text-line-through-type="none" style:text-position="0% 100%" style:font-name="Arial" fo:font-size="16pt" fo:letter-spacing="normal" fo:language="en" fo:country="US" fo:font-style="italic"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style>
    <style:style style:name="T17" style:family="text">
      <style:text-properties fo:color="#000000" style:text-line-through-style="none" style:text-line-through-type="none" style:text-position="0% 100%" style:font-name="Arial" fo:font-size="16pt" fo:letter-spacing="normal" fo:language="en" fo:country="US"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33">
        <draw:custom-shape draw:name="Straight Connector 1" draw:style-name="gr1" draw:text-style-name="P1" draw:layer="layout" svg:width="0.005cm" svg:height="6.028cm" svg:x="3.898cm" svg:y="3.312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 draw:style-name="gr2" draw:text-style-name="P1" draw:layer="layout" svg:width="6.998cm" svg:height="0.005cm" svg:x="0.697cm" svg:y="6.526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3" draw:style-name="gr3" draw:text-style-name="P1" draw:layer="layout" svg:width="0.811cm" svg:height="0.973cm" svg:x="4.044cm" svg:y="2.381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4" draw:style-name="gr3" draw:text-style-name="P1" draw:layer="layout" svg:width="0.815cm" svg:height="0.973cm" svg:x="7.699cm" svg:y="5.525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5" draw:style-name="gr4" draw:text-style-name="P1" draw:layer="layout" svg:width="1.799cm" svg:height="0.005cm" svg:x="3.898cm" svg:y="4.727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6" draw:style-name="gr5" draw:text-style-name="P1" draw:layer="layout" svg:width="0.005cm" svg:height="1.826cm" svg:x="5.697cm" svg:y="4.714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name="Group 7">
          <draw:custom-shape draw:name="Freeform 8" draw:style-name="gr6" draw:text-style-name="P1" draw:layer="layout" svg:width="0.167cm" svg:height="0.145cm" svg:x="5.592cm" svg:y="4.635cm">
            <text:p text:style-name="P2"/>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draw:name="Freeform 9" draw:style-name="gr7" draw:text-style-name="P1" draw:layer="layout" svg:width="0.172cm" svg:height="0.15cm" svg:x="6.813cm" svg:y="6.134cm">
            <text:p text:style-name="P2"/>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g>
        <draw:custom-shape draw:name="Straight Connector 10" draw:style-name="gr8" draw:text-style-name="P1" draw:layer="layout" svg:width="0.005cm" svg:height="6.028cm" svg:x="15.103cm" svg:y="3.312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1" draw:style-name="gr9" draw:text-style-name="P1" draw:layer="layout" svg:width="6.998cm" svg:height="0.005cm" svg:x="11.902cm" svg:y="6.526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2" draw:style-name="gr3" draw:text-style-name="P1" draw:layer="layout" svg:width="0.811cm" svg:height="0.973cm" svg:x="15.249cm" svg:y="2.381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3" draw:style-name="gr3" draw:text-style-name="P1" draw:layer="layout" svg:width="0.815cm" svg:height="0.973cm" svg:x="18.904cm" svg:y="5.525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4" draw:style-name="gr10" draw:text-style-name="P1" draw:layer="layout" svg:width="3.599cm" svg:height="0.03cm" svg:x="15.103cm" svg:y="4.71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1" draw:text-style-name="P1" draw:layer="layout" svg:width="0.005cm" svg:height="1.826cm" svg:x="16.902cm" svg:y="4.714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name="Group 16">
          <draw:custom-shape draw:name="Freeform 17" draw:style-name="gr6" draw:text-style-name="P1" draw:layer="layout" svg:width="0.167cm" svg:height="0.145cm" svg:x="16.797cm" svg:y="4.635cm">
            <text:p text:style-name="P2"/>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draw:name="Freeform 18" draw:style-name="gr7" draw:text-style-name="P1" draw:layer="layout" svg:width="0.172cm" svg:height="0.15cm" svg:x="18.018cm" svg:y="6.134cm">
            <text:p text:style-name="P2"/>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g>
        <draw:custom-shape draw:name="Straight Connector 19" draw:style-name="gr12" draw:text-style-name="P1" draw:layer="layout" svg:width="1.129cm" svg:height="1.01cm" svg:x="16.902cm" svg:y="3.726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20" draw:style-name="gr13" draw:text-style-name="P1" draw:layer="layout" svg:width="0.229cm" svg:height="0.507cm" svg:x="17.502cm" svg:y="4.216cm">
          <text:p text:style-name="P2"/>
          <draw:enhanced-geometry svg:viewBox="0 0 52 136" draw:text-areas="?f16 ?f18 ?f17 ?f19" draw:type="non-primitive" draw:enhanced-path="M ?f3 ?f2 C ?f4 ?f5 ?f1 ?f6 ?f3 ?f7 ?f8 ?f9 ?f10 ?f11 ?f0 ?f0 N">
            <draw:equation draw:name="f0" draw:formula="0"/>
            <draw:equation draw:name="f1" draw:formula="52"/>
            <draw:equation draw:name="f2" draw:formula="136"/>
            <draw:equation draw:name="f3" draw:formula="45"/>
            <draw:equation draw:name="f4" draw:formula="48"/>
            <draw:equation draw:name="f5" draw:formula="125"/>
            <draw:equation draw:name="f6" draw:formula="114"/>
            <draw:equation draw:name="f7" draw:formula="91"/>
            <draw:equation draw:name="f8" draw:formula="38"/>
            <draw:equation draw:name="f9" draw:formula="68"/>
            <draw:equation draw:name="f10" draw:formula="19"/>
            <draw:equation draw:name="f11" draw:formula="34"/>
            <draw:equation draw:name="f12" draw:formula="?f2 - ?f0"/>
            <draw:equation draw:name="f13" draw:formula="?f1 - ?f0"/>
            <draw:equation draw:name="f14" draw:formula="?f13 / 52"/>
            <draw:equation draw:name="f15" draw:formula="?f12 / 136"/>
            <draw:equation draw:name="f16" draw:formula="?f0 / ?f14"/>
            <draw:equation draw:name="f17" draw:formula="?f1 / ?f14"/>
            <draw:equation draw:name="f18" draw:formula="?f0 / ?f15"/>
            <draw:equation draw:name="f19" draw:formula="?f2 / ?f15"/>
          </draw:enhanced-geometry>
        </draw:custom-shape>
        <draw:custom-shape draw:name="Freeform 21" draw:style-name="gr3" draw:text-style-name="P1" draw:layer="layout" svg:width="0.883cm" svg:height="0.973cm" svg:x="18.106cm" svg:y="3.717cm">
          <text:p text:style-name="P2"><text:span text:style-name="T2"></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dp2">
          <draw:page-thumbnail draw:name="Slide Image Placeholder 1" draw:style-name="gr14" draw:layer="layout" svg:width="12.7cm" svg:height="9.525cm" svg:x="3.175cm" svg:y="1.931cm" draw:page-number="1" presentation:class="page"/>
          <draw:frame draw:name="TextBox 2" draw:style-name="gr7" draw:text-style-name="P1" draw:layer="layout" svg:width="15.231cm" svg:height="11.421cm" svg:x="1.904cm" svg:y="12.064cm">
            <draw:text-box>
              <text:p/>
            </draw:text-box>
          </draw:frame>
        </presentation:notes>
      </draw:page>
      <draw:page draw:name="page2" draw:style-name="dp1" draw:master-page-name="Master1-Layout7-blank-Blank" presentation:presentation-page-layout-name="AL1T33">
        <draw:custom-shape draw:name="Straight Connector 1" draw:style-name="gr15" draw:text-style-name="P1" draw:layer="layout" svg:width="0.005cm" svg:height="5.627cm" svg:x="9.701cm" svg:y="2.903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 draw:style-name="gr16" draw:text-style-name="P1" draw:layer="layout" svg:width="6.999cm" svg:height="0.004cm" svg:x="9.701cm" svg:y="8.52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3" draw:style-name="gr3" draw:text-style-name="P1" draw:layer="layout" svg:width="0.82cm" svg:height="0.973cm" svg:x="9.706cm" svg:y="2.324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4" draw:style-name="gr3" draw:text-style-name="P1" draw:layer="layout" svg:width="0.815cm" svg:height="0.973cm" svg:x="5.102cm" svg:y="10.125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5" draw:style-name="gr17" draw:text-style-name="P1" draw:layer="layout" svg:width="4.031cm" svg:height="2.862cm" svg:x="5.677cm" svg:y="8.524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6" draw:style-name="gr3" draw:text-style-name="P1" draw:layer="layout" svg:width="0.811cm" svg:height="0.973cm" svg:x="16.704cm" svg:y="7.924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7" draw:style-name="gr18" draw:text-style-name="P1" draw:layer="layout" svg:width="1.372cm" svg:height="0.882cm" svg:x="9.701cm" svg:y="8.52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 draw:style-name="gr19" draw:text-style-name="P1" draw:layer="layout" svg:width="1.398cm" svg:height="3.223cm" svg:x="9.701cm" svg:y="5.307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 draw:style-name="gr20" draw:text-style-name="P1" draw:layer="layout" svg:width="0.005cm" svg:height="4.092cm" svg:x="11.099cm" svg:y="5.314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0" draw:style-name="gr21" draw:text-style-name="P1" draw:layer="layout" svg:width="0.777cm" svg:height="0.802cm" draw:transform="rotate (-1.34390352403563) translate (10.039cm 7.149cm)">
          <text:p text:style-name="P2"/>
          <draw:enhanced-geometry svg:viewBox="0 0 242 235" draw:text-areas="?f27 ?f29 ?f28 ?f30" draw:type="non-primitive" draw:enhanced-path="M ?f3 ?f0 C ?f4 ?f5 ?f0 ?f6 ?f0 ?f7 ?f0 ?f8 ?f4 ?f9 ?f3 ?f10 ?f11 ?f12 ?f13 ?f2 ?f14 ?f15 ?f16 ?f17 ?f18 ?f16 ?f15 ?f14 ?f1 ?f13 ?f19 ?f11 ?f15 ?f3 ?f20 ?f4 ?f21 ?f22 ?f10 ?f0 N">
            <draw:equation draw:name="f0" draw:formula="0"/>
            <draw:equation draw:name="f1" draw:formula="242"/>
            <draw:equation draw:name="f2" draw:formula="235"/>
            <draw:equation draw:name="f3" draw:formula="46"/>
            <draw:equation draw:name="f4" draw:formula="23"/>
            <draw:equation draw:name="f5" draw:formula="30"/>
            <draw:equation draw:name="f6" draw:formula="61"/>
            <draw:equation draw:name="f7" draw:formula="91"/>
            <draw:equation draw:name="f8" draw:formula="121"/>
            <draw:equation draw:name="f9" draw:formula="159"/>
            <draw:equation draw:name="f10" draw:formula="182"/>
            <draw:equation draw:name="f11" draw:formula="69"/>
            <draw:equation draw:name="f12" draw:formula="205"/>
            <draw:equation draw:name="f13" draw:formula="106"/>
            <draw:equation draw:name="f14" draw:formula="136"/>
            <draw:equation draw:name="f15" draw:formula="227"/>
            <draw:equation draw:name="f16" draw:formula="166"/>
            <draw:equation draw:name="f17" draw:formula="219"/>
            <draw:equation draw:name="f18" draw:formula="212"/>
            <draw:equation draw:name="f19" draw:formula="234"/>
            <draw:equation draw:name="f20" draw:formula="220"/>
            <draw:equation draw:name="f21" draw:formula="201"/>
            <draw:equation draw:name="f22" draw:formula="11"/>
            <draw:equation draw:name="f23" draw:formula="?f2 - ?f0"/>
            <draw:equation draw:name="f24" draw:formula="?f1 - ?f0"/>
            <draw:equation draw:name="f25" draw:formula="?f24 / 242"/>
            <draw:equation draw:name="f26" draw:formula="?f23 / 235"/>
            <draw:equation draw:name="f27" draw:formula="?f0 / ?f25"/>
            <draw:equation draw:name="f28" draw:formula="?f1 / ?f25"/>
            <draw:equation draw:name="f29" draw:formula="?f0 / ?f26"/>
            <draw:equation draw:name="f30" draw:formula="?f2 / ?f26"/>
          </draw:enhanced-geometry>
        </draw:custom-shape>
        <draw:custom-shape draw:name="Freeform 11" draw:style-name="gr22" draw:text-style-name="P1" draw:layer="layout" svg:width="4.613cm" svg:height="1.34cm" svg:x="12.453cm" svg:y="10.857cm">
          <text:p text:style-name="P2"/>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2" draw:style-name="gr23" draw:text-style-name="P1" draw:layer="layout" svg:width="0.803cm" svg:height="0.005cm" svg:x="12.651cm" svg:y="11.456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3" draw:style-name="gr24" draw:text-style-name="P1" draw:layer="layout" svg:width="3.66cm" svg:height="1.209cm" svg:x="13.372cm" svg:y="10.852cm">
          <text:p text:style-name="P3"><text:span text:style-name="T3">Arrow indicates</text:span></text:p>
          <text:p text:style-name="P3"><text:span text:style-name="T3">positive direction</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4" draw:style-name="gr3" draw:text-style-name="P1" draw:layer="layout" svg:width="0.82cm" svg:height="0.968cm" svg:x="9.86cm" svg:y="5.468cm">
          <text:p text:style-name="P2"><text:span text:style-name="T4"></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5" draw:style-name="gr25" draw:text-style-name="P1" draw:layer="layout" svg:width="2.682cm" svg:height="0.004cm" svg:x="8.431cm" svg:y="9.393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6" draw:style-name="gr26" draw:text-style-name="P1" draw:layer="layout" svg:width="1.204cm" svg:height="0.864cm" svg:x="11.055cm" svg:y="8.542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7" draw:style-name="gr27" draw:text-style-name="P1" draw:layer="layout" svg:width="2.589cm" svg:height="0.005cm" svg:x="9.65cm" svg:y="4.449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8" draw:style-name="gr28" draw:text-style-name="P1" draw:layer="layout" svg:width="1.203cm" svg:height="0.865cm" svg:x="11.075cm" svg:y="4.449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9" draw:style-name="gr29" draw:text-style-name="P1" draw:layer="layout" svg:width="0.004cm" svg:height="4.093cm" svg:x="12.255cm" svg:y="4.442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0" draw:style-name="gr30" draw:text-style-name="P1" draw:layer="layout" svg:width="0.004cm" svg:height="4.093cm" svg:x="8.48cm" svg:y="5.271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1" draw:style-name="gr31" draw:text-style-name="P1" draw:layer="layout" svg:width="2.681cm" svg:height="0.005cm" svg:x="8.455cm" svg:y="5.3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2" draw:style-name="gr32" draw:text-style-name="P1" draw:layer="layout" svg:width="1.204cm" svg:height="0.864cm" svg:x="8.462cm" svg:y="4.423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23" draw:style-name="gr3" draw:text-style-name="P1" draw:layer="layout" svg:width="1.063cm" svg:height="1.081cm" svg:x="12.312cm" svg:y="7.325cm">
          <text:p text:style-name="P2"><text:span text:style-name="T5">q</text:span><text:span text:style-name="T6">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4" draw:style-name="gr3" draw:text-style-name="P1" draw:layer="layout" svg:width="1.063cm" svg:height="1.081cm" svg:x="7.338cm" svg:y="8.573cm">
          <text:p text:style-name="P2"><text:span text:style-name="T5">q</text:span><text:span text:style-name="T6">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5" draw:style-name="gr3" draw:text-style-name="P1" draw:layer="layout" svg:width="1.05cm" svg:height="1.081cm" svg:x="8.586cm" svg:y="3.638cm">
          <text:p text:style-name="P2"><text:span text:style-name="T5">q</text:span><text:span text:style-name="T6">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dp2">
          <draw:page-thumbnail draw:name="Slide Image Placeholder 1" draw:style-name="gr14" draw:layer="layout" svg:width="12.7cm" svg:height="9.525cm" svg:x="3.175cm" svg:y="1.931cm" draw:page-number="2" presentation:class="page"/>
          <draw:frame draw:name="TextBox 2" draw:style-name="gr7" draw:text-style-name="P1" draw:layer="layout" svg:width="15.231cm" svg:height="11.421cm" svg:x="1.904cm" svg:y="12.064cm">
            <draw:text-box>
              <text:p/>
            </draw:text-box>
          </draw:frame>
        </presentation:notes>
      </draw:page>
      <draw:page draw:name="page3" draw:style-name="dp1" draw:master-page-name="Master1-Layout7-blank-Blank" presentation:presentation-page-layout-name="AL1T33">
        <draw:custom-shape draw:name="Straight Connector 1" draw:style-name="gr33" draw:text-style-name="P1" draw:layer="layout" svg:width="0.005cm" svg:height="5.627cm" svg:x="9.701cm" svg:y="2.903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 draw:style-name="gr34" draw:text-style-name="P1" draw:layer="layout" svg:width="6.999cm" svg:height="0.004cm" svg:x="9.701cm" svg:y="8.52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3" draw:style-name="gr3" draw:text-style-name="P1" draw:layer="layout" svg:width="0.82cm" svg:height="0.973cm" svg:x="9.706cm" svg:y="2.324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4" draw:style-name="gr3" draw:text-style-name="P1" draw:layer="layout" svg:width="0.815cm" svg:height="0.973cm" svg:x="5.102cm" svg:y="10.125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5" draw:style-name="gr35" draw:text-style-name="P1" draw:layer="layout" svg:width="4.031cm" svg:height="2.862cm" svg:x="5.677cm" svg:y="8.524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6" draw:style-name="gr3" draw:text-style-name="P1" draw:layer="layout" svg:width="0.811cm" svg:height="0.973cm" svg:x="16.704cm" svg:y="7.924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7" draw:style-name="gr18" draw:text-style-name="P1" draw:layer="layout" svg:width="2.598cm" svg:height="1.799cm" svg:x="9.701cm" svg:y="8.52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8" draw:style-name="gr24" draw:text-style-name="P1" draw:layer="layout" svg:width="1.628cm" svg:height="1.523cm" svg:x="8.709cm" svg:y="10.125cm">
          <text:p text:style-name="P3"><text:span text:style-name="T7">Yaw</text:span></text:p>
          <text:p text:style-name="P3"><text:span text:style-name="T7">(1s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9" draw:style-name="gr36" draw:text-style-name="P1" draw:layer="layout" svg:width="2.998cm" svg:height="0.635cm" draw:transform="rotate (-0.139626340159547) translate (8.062cm 9.737cm)">
          <text:p text:style-name="P2"/>
          <draw:enhanced-geometry svg:viewBox="0 0 680 144" draw:text-areas="?f20 ?f22 ?f21 ?f23" draw:type="non-primitive" draw:enhanced-path="M ?f0 ?f0 C ?f3 ?f3 ?f4 ?f4 ?f5 ?f6 ?f7 ?f8 ?f9 ?f2 ?f10 ?f5 ?f11 ?f12 ?f13 ?f14 ?f1 ?f15 N">
            <draw:equation draw:name="f0" draw:formula="0"/>
            <draw:equation draw:name="f1" draw:formula="680"/>
            <draw:equation draw:name="f2" draw:formula="144"/>
            <draw:equation draw:name="f3" draw:formula="34"/>
            <draw:equation draw:name="f4" draw:formula="68"/>
            <draw:equation draw:name="f5" draw:formula="136"/>
            <draw:equation draw:name="f6" draw:formula="91"/>
            <draw:equation draw:name="f7" draw:formula="204"/>
            <draw:equation draw:name="f8" draw:formula="114"/>
            <draw:equation draw:name="f9" draw:formula="317"/>
            <draw:equation draw:name="f10" draw:formula="408"/>
            <draw:equation draw:name="f11" draw:formula="499"/>
            <draw:equation draw:name="f12" draw:formula="128"/>
            <draw:equation draw:name="f13" draw:formula="589"/>
            <draw:equation draw:name="f14" draw:formula="86"/>
            <draw:equation draw:name="f15" draw:formula="45"/>
            <draw:equation draw:name="f16" draw:formula="?f2 - ?f0"/>
            <draw:equation draw:name="f17" draw:formula="?f1 - ?f0"/>
            <draw:equation draw:name="f18" draw:formula="?f17 / 680"/>
            <draw:equation draw:name="f19" draw:formula="?f16 / 144"/>
            <draw:equation draw:name="f20" draw:formula="?f0 / ?f18"/>
            <draw:equation draw:name="f21" draw:formula="?f1 / ?f18"/>
            <draw:equation draw:name="f22" draw:formula="?f0 / ?f19"/>
            <draw:equation draw:name="f23" draw:formula="?f2 / ?f19"/>
          </draw:enhanced-geometry>
        </draw:custom-shape>
        <draw:custom-shape draw:name="Straight Connector 10" draw:style-name="gr18" draw:text-style-name="P1" draw:layer="layout" svg:width="2.598cm" svg:height="2.227cm" svg:x="9.701cm" svg:y="6.303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1" draw:style-name="gr37" draw:text-style-name="P1" draw:layer="layout" svg:width="0.004cm" svg:height="4.026cm" svg:x="12.299cm" svg:y="6.31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2" draw:style-name="gr38" draw:text-style-name="P1" draw:layer="layout" svg:width="0.459cm" svg:height="2.505cm" svg:x="11.333cm" svg:y="7.166cm">
          <text:p text:style-name="P2"/>
          <draw:enhanced-geometry svg:viewBox="0 0 104 568" draw:text-areas="?f23 ?f25 ?f24 ?f26" draw:type="non-primitive" draw:enhanced-path="M ?f0 ?f0 C ?f3 ?f4 ?f5 ?f6 ?f7 ?f8 ?f9 ?f10 ?f1 ?f11 ?f12 ?f13 ?f14 ?f15 ?f16 ?f17 ?f18 ?f2 N">
            <draw:equation draw:name="f0" draw:formula="0"/>
            <draw:equation draw:name="f1" draw:formula="104"/>
            <draw:equation draw:name="f2" draw:formula="568"/>
            <draw:equation draw:name="f3" draw:formula="14"/>
            <draw:equation draw:name="f4" draw:formula="27"/>
            <draw:equation draw:name="f5" draw:formula="69"/>
            <draw:equation draw:name="f6" draw:formula="88"/>
            <draw:equation draw:name="f7" draw:formula="85"/>
            <draw:equation draw:name="f8" draw:formula="160"/>
            <draw:equation draw:name="f9" draw:formula="101"/>
            <draw:equation draw:name="f10" draw:formula="232"/>
            <draw:equation draw:name="f11" draw:formula="362"/>
            <draw:equation draw:name="f12" draw:formula="94"/>
            <draw:equation draw:name="f13" draw:formula="430"/>
            <draw:equation draw:name="f14" draw:formula="84"/>
            <draw:equation draw:name="f15" draw:formula="498"/>
            <draw:equation draw:name="f16" draw:formula="37"/>
            <draw:equation draw:name="f17" draw:formula="539"/>
            <draw:equation draw:name="f18" draw:formula="22"/>
            <draw:equation draw:name="f19" draw:formula="?f2 - ?f0"/>
            <draw:equation draw:name="f20" draw:formula="?f1 - ?f0"/>
            <draw:equation draw:name="f21" draw:formula="?f20 / 104"/>
            <draw:equation draw:name="f22" draw:formula="?f19 / 568"/>
            <draw:equation draw:name="f23" draw:formula="?f0 / ?f21"/>
            <draw:equation draw:name="f24" draw:formula="?f1 / ?f21"/>
            <draw:equation draw:name="f25" draw:formula="?f0 / ?f22"/>
            <draw:equation draw:name="f26" draw:formula="?f2 / ?f22"/>
          </draw:enhanced-geometry>
        </draw:custom-shape>
        <draw:custom-shape draw:name="Freeform 13" draw:style-name="gr24" draw:text-style-name="P1" draw:layer="layout" svg:width="1.814cm" svg:height="1.523cm" svg:x="12.36cm" svg:y="8.586cm">
          <text:p text:style-name="P3"><text:span text:style-name="T7">Pitch</text:span></text:p>
          <text:p text:style-name="P3"><text:span text:style-name="T7">(2nd)</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4" draw:style-name="gr39" draw:text-style-name="P1" draw:layer="layout" svg:width="1.067cm" svg:height="1.036cm" svg:x="12.462cm" svg:y="5.367cm">
          <text:p text:style-name="P2"/>
          <draw:enhanced-geometry svg:viewBox="0 0 242 235" draw:text-areas="?f27 ?f29 ?f28 ?f30" draw:type="non-primitive" draw:enhanced-path="M ?f3 ?f0 C ?f4 ?f5 ?f0 ?f6 ?f0 ?f7 ?f0 ?f8 ?f4 ?f9 ?f3 ?f10 ?f11 ?f12 ?f13 ?f2 ?f14 ?f15 ?f16 ?f17 ?f18 ?f16 ?f15 ?f14 ?f1 ?f13 ?f19 ?f11 ?f15 ?f3 ?f20 ?f4 ?f21 ?f22 ?f10 ?f0 N">
            <draw:equation draw:name="f0" draw:formula="0"/>
            <draw:equation draw:name="f1" draw:formula="242"/>
            <draw:equation draw:name="f2" draw:formula="235"/>
            <draw:equation draw:name="f3" draw:formula="46"/>
            <draw:equation draw:name="f4" draw:formula="23"/>
            <draw:equation draw:name="f5" draw:formula="30"/>
            <draw:equation draw:name="f6" draw:formula="61"/>
            <draw:equation draw:name="f7" draw:formula="91"/>
            <draw:equation draw:name="f8" draw:formula="121"/>
            <draw:equation draw:name="f9" draw:formula="159"/>
            <draw:equation draw:name="f10" draw:formula="182"/>
            <draw:equation draw:name="f11" draw:formula="69"/>
            <draw:equation draw:name="f12" draw:formula="205"/>
            <draw:equation draw:name="f13" draw:formula="106"/>
            <draw:equation draw:name="f14" draw:formula="136"/>
            <draw:equation draw:name="f15" draw:formula="227"/>
            <draw:equation draw:name="f16" draw:formula="166"/>
            <draw:equation draw:name="f17" draw:formula="219"/>
            <draw:equation draw:name="f18" draw:formula="212"/>
            <draw:equation draw:name="f19" draw:formula="234"/>
            <draw:equation draw:name="f20" draw:formula="220"/>
            <draw:equation draw:name="f21" draw:formula="201"/>
            <draw:equation draw:name="f22" draw:formula="11"/>
            <draw:equation draw:name="f23" draw:formula="?f2 - ?f0"/>
            <draw:equation draw:name="f24" draw:formula="?f1 - ?f0"/>
            <draw:equation draw:name="f25" draw:formula="?f24 / 242"/>
            <draw:equation draw:name="f26" draw:formula="?f23 / 235"/>
            <draw:equation draw:name="f27" draw:formula="?f0 / ?f25"/>
            <draw:equation draw:name="f28" draw:formula="?f1 / ?f25"/>
            <draw:equation draw:name="f29" draw:formula="?f0 / ?f26"/>
            <draw:equation draw:name="f30" draw:formula="?f2 / ?f26"/>
          </draw:enhanced-geometry>
        </draw:custom-shape>
        <draw:custom-shape draw:name="Straight Connector 15" draw:style-name="gr40" draw:text-style-name="P1" draw:layer="layout" svg:width="1.402cm" svg:height="1.226cm" svg:x="12.299cm" svg:y="5.111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6" draw:style-name="gr24" draw:text-style-name="P1" draw:layer="layout" svg:width="1.687cm" svg:height="1.523cm" svg:x="13.57cm" svg:y="5.323cm">
          <text:p text:style-name="P3"><text:span text:style-name="T7">Roll</text:span></text:p>
          <text:p text:style-name="P3"><text:span text:style-name="T7">(3rd)</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7" draw:style-name="gr22" draw:text-style-name="P1" draw:layer="layout" svg:width="4.613cm" svg:height="1.34cm" svg:x="12.453cm" svg:y="10.857cm">
          <text:p text:style-name="P2"/>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8" draw:style-name="gr41" draw:text-style-name="P1" draw:layer="layout" svg:width="0.803cm" svg:height="0.005cm" svg:x="12.651cm" svg:y="11.456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9" draw:style-name="gr24" draw:text-style-name="P1" draw:layer="layout" svg:width="3.66cm" svg:height="1.209cm" svg:x="13.372cm" svg:y="10.852cm">
          <text:p text:style-name="P3"><text:span text:style-name="T3">Arrow indicates</text:span></text:p>
          <text:p text:style-name="P3"><text:span text:style-name="T3">positive direction</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dp2">
          <draw:page-thumbnail draw:name="Slide Image Placeholder 1" draw:style-name="gr14" draw:layer="layout" svg:width="12.7cm" svg:height="9.525cm" svg:x="3.175cm" svg:y="1.931cm" draw:page-number="3" presentation:class="page"/>
          <draw:frame draw:name="TextBox 2" draw:style-name="gr7" draw:text-style-name="P1" draw:layer="layout" svg:width="15.231cm" svg:height="11.421cm" svg:x="1.904cm" svg:y="12.064cm">
            <draw:text-box>
              <text:p/>
            </draw:text-box>
          </draw:frame>
        </presentation:notes>
      </draw:page>
      <draw:page draw:name="page4" draw:style-name="dp1" draw:master-page-name="Master1-Layout7-blank-Blank" presentation:presentation-page-layout-name="AL1T33">
        <draw:custom-shape draw:name="Freeform 1" draw:style-name="gr24" draw:text-style-name="P1" draw:layer="layout" svg:width="8.956cm" svg:height="1.612cm" svg:x="7.915cm" svg:y="3.426cm">
          <text:p text:style-name="P3"><text:span text:style-name="T8">CObservationImage</text:span></text:p>
          <text:p text:style-name="P3"><text:span text:style-name="T7">Reference system on the camera:</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 draw:style-name="gr42" draw:text-style-name="P1" draw:layer="layout" svg:width="6.391cm" svg:height="0.892cm" svg:x="4.494cm" svg:y="8.515cm">
          <text:p text:style-name="P2"><text:span text:style-name="T7">CPose3D </text:span><text:span text:style-name="T9">cameraPose</text:span><text:span text:style-name="T7">;</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 3">
          <draw:custom-shape draw:name="Straight Connector 4" draw:style-name="gr43" draw:text-style-name="P1" draw:layer="layout" svg:width="0.005cm" svg:height="2.729cm" svg:x="9.785cm" svg:y="11.194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5" draw:style-name="gr44" draw:text-style-name="P1" draw:layer="layout" svg:width="3.378cm" svg:height="0.004cm" svg:x="9.785cm" svg:y="13.917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6" draw:style-name="gr3" draw:text-style-name="P1" draw:layer="layout" svg:width="0.82cm" svg:height="0.973cm" svg:x="9.728cm" svg:y="10.927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gr3" draw:text-style-name="P1" draw:layer="layout" svg:width="0.815cm" svg:height="0.973cm" svg:x="7.505cm" svg:y="14.693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8" draw:style-name="gr45" draw:text-style-name="P1" draw:layer="layout" svg:width="1.963cm" svg:height="1.385cm" svg:x="7.82cm" svg:y="13.917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9" draw:style-name="gr3" draw:text-style-name="P1" draw:layer="layout" svg:width="0.811cm" svg:height="0.973cm" svg:x="13.106cm" svg:y="13.63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custom-shape draw:name="Freeform 10" draw:style-name="gr24" draw:text-style-name="P1" draw:layer="layout" svg:width="4.82cm" svg:height="1.523cm" svg:x="4.665cm" svg:y="12.127cm">
          <text:p text:style-name="P3"><text:span text:style-name="T7">Robot on-board</text:span></text:p>
          <text:p text:style-name="P3"><text:span text:style-name="T7">reference system</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1" draw:style-name="gr46" draw:text-style-name="P1" draw:layer="layout" svg:width="0.004cm" svg:height="2.403cm" svg:x="13.613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2" draw:style-name="gr47" draw:text-style-name="P1" draw:layer="layout" svg:width="5.719cm" svg:height="0.004cm" svg:x="13.613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3" draw:style-name="gr3" draw:text-style-name="P1" draw:layer="layout" svg:width="0.82cm" svg:height="0.973cm" svg:x="17.705cm" svg:y="5.305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4" draw:style-name="gr3" draw:text-style-name="P1" draw:layer="layout" svg:width="0.815cm" svg:height="0.973cm" svg:x="18.878cm" svg:y="8.524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5" draw:style-name="gr48" draw:text-style-name="P1" draw:layer="layout" svg:width="5.084cm" svg:height="3.656cm" svg:x="13.613cm" svg:y="5.878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6" draw:style-name="gr3" draw:text-style-name="P1" draw:layer="layout" svg:width="0.811cm" svg:height="0.973cm" svg:x="12.704cm" svg:y="10.905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 17">
          <draw:custom-shape draw:name="Freeform 18" draw:style-name="gr22" draw:text-style-name="P1" draw:layer="layout" svg:width="5.596cm" svg:height="3.598cm" svg:x="12.775cm" svg:y="6.324cm">
            <text:p text:style-name="P2"/>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9" draw:style-name="gr49" draw:text-style-name="P1" draw:layer="layout" svg:width="5.596cm" svg:height="0.004cm" svg:x="12.775cm" svg:y="8.123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0" draw:style-name="gr50" draw:text-style-name="P1" draw:layer="layout" svg:width="0.005cm" svg:height="3.598cm" svg:x="15.575cm" svg:y="6.32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draw:name="Freeform 21" draw:style-name="gr3" draw:text-style-name="P1" draw:layer="layout" svg:width="3.262cm" svg:height="0.892cm" svg:x="8.705cm" svg:y="6.725cm">
          <text:p text:style-name="P2"><text:span text:style-name="T7">Focal poin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2" draw:style-name="gr51" draw:text-style-name="P1" draw:layer="layout" svg:width="3.576cm" svg:height="4.366cm" svg:x="9.9cm" svg:y="9.56cm">
          <text:p text:style-name="P2"/>
          <draw:enhanced-geometry svg:viewBox="0 0 811 990" draw:text-areas="?f29 ?f31 ?f30 ?f32" draw:type="non-primitive" draw:enhanced-path="M ?f0 ?f2 C ?f3 ?f4 ?f5 ?f6 ?f7 ?f8 ?f9 ?f10 ?f11 ?f12 ?f13 ?f14 ?f15 ?f16 ?f17 ?f18 ?f19 ?f20 ?f21 ?f22 ?f23 ?f24 ?f1 ?f0 N">
            <draw:equation draw:name="f0" draw:formula="0"/>
            <draw:equation draw:name="f1" draw:formula="811"/>
            <draw:equation draw:name="f2" draw:formula="990"/>
            <draw:equation draw:name="f3" draw:formula="17"/>
            <draw:equation draw:name="f4" draw:formula="899"/>
            <draw:equation draw:name="f5" draw:formula="35"/>
            <draw:equation draw:name="f6" draw:formula="808"/>
            <draw:equation draw:name="f7" draw:formula="67"/>
            <draw:equation draw:name="f8" draw:formula="728"/>
            <draw:equation draw:name="f9" draw:formula="99"/>
            <draw:equation draw:name="f10" draw:formula="648"/>
            <draw:equation draw:name="f11" draw:formula="130"/>
            <draw:equation draw:name="f12" draw:formula="592"/>
            <draw:equation draw:name="f13" draw:formula="195"/>
            <draw:equation draw:name="f14" draw:formula="512"/>
            <draw:equation draw:name="f15" draw:formula="260"/>
            <draw:equation draw:name="f16" draw:formula="432"/>
            <draw:equation draw:name="f17" draw:formula="356"/>
            <draw:equation draw:name="f18" draw:formula="333"/>
            <draw:equation draw:name="f19" draw:formula="459"/>
            <draw:equation draw:name="f20" draw:formula="248"/>
            <draw:equation draw:name="f21" draw:formula="562"/>
            <draw:equation draw:name="f22" draw:formula="163"/>
            <draw:equation draw:name="f23" draw:formula="686"/>
            <draw:equation draw:name="f24" draw:formula="81"/>
            <draw:equation draw:name="f25" draw:formula="?f2 - ?f0"/>
            <draw:equation draw:name="f26" draw:formula="?f1 - ?f0"/>
            <draw:equation draw:name="f27" draw:formula="?f26 / 811"/>
            <draw:equation draw:name="f28" draw:formula="?f25 / 990"/>
            <draw:equation draw:name="f29" draw:formula="?f0 / ?f27"/>
            <draw:equation draw:name="f30" draw:formula="?f1 / ?f27"/>
            <draw:equation draw:name="f31" draw:formula="?f0 / ?f28"/>
            <draw:equation draw:name="f32" draw:formula="?f2 / ?f28"/>
          </draw:enhanced-geometry>
        </draw:custom-shape>
        <draw:custom-shape draw:name="Straight Connector 23" draw:style-name="gr52" draw:text-style-name="P1" draw:layer="layout" svg:width="2.54cm" svg:height="1.234cm" svg:x="8.784cm" svg:y="9.596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4" draw:style-name="gr53" draw:text-style-name="P1" draw:layer="layout" svg:width="2.893cm" svg:height="1.694cm" svg:x="10.513cm" svg:y="7.655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25" draw:style-name="gr3" draw:text-style-name="P1" draw:layer="layout" svg:width="3.605cm" svg:height="0.892cm" svg:x="12.762cm" svg:y="6.266cm">
          <text:p text:style-name="P2"><text:span text:style-name="T7">Image plan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dp2">
          <draw:page-thumbnail draw:name="Slide Image Placeholder 1" draw:style-name="gr14" draw:layer="layout" svg:width="12.7cm" svg:height="9.525cm" svg:x="3.175cm" svg:y="1.931cm" draw:page-number="4" presentation:class="page"/>
          <draw:frame draw:name="TextBox 2" draw:style-name="gr7" draw:text-style-name="P1" draw:layer="layout" svg:width="15.231cm" svg:height="11.421cm" svg:x="1.904cm" svg:y="12.064cm">
            <draw:text-box>
              <text:p/>
            </draw:text-box>
          </draw:frame>
        </presentation:notes>
      </draw:page>
      <draw:page draw:name="page5" draw:style-name="dp1" draw:master-page-name="Master1-Layout7-blank-Blank" presentation:presentation-page-layout-name="AL1T33">
        <draw:custom-shape draw:name="Straight Connector 1" draw:style-name="gr54" draw:text-style-name="P1" draw:layer="layout" svg:width="0.004cm" svg:height="2.403cm" svg:x="13.613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 draw:style-name="gr55" draw:text-style-name="P1" draw:layer="layout" svg:width="5.719cm" svg:height="0.004cm" svg:x="13.613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3" draw:style-name="gr3" draw:text-style-name="P1" draw:layer="layout" svg:width="0.769cm" svg:height="0.849cm" svg:x="18.441cm" svg:y="4.445cm">
          <text:p text:style-name="P2"><text:span text:style-name="T10">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4" draw:style-name="gr3" draw:text-style-name="P1" draw:layer="layout" svg:width="0.76cm" svg:height="0.849cm" svg:x="18.904cm" svg:y="8.524cm">
          <text:p text:style-name="P2"><text:span text:style-name="T10">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5" draw:style-name="gr56" draw:text-style-name="P1" draw:layer="layout" svg:width="1.95cm" svg:height="1.822cm" svg:x="15.976cm" svg:y="5.525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6" draw:style-name="gr3" draw:text-style-name="P1" draw:layer="layout" svg:width="0.76cm" svg:height="0.849cm" svg:x="12.731cm" svg:y="10.905cm">
          <text:p text:style-name="P2"><text:span text:style-name="T10">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gr22" draw:text-style-name="P1" draw:layer="layout" svg:width="5.596cm" svg:height="3.599cm" svg:x="13.176cm" svg:y="5.525cm">
          <text:p text:style-name="P2"/>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8" draw:style-name="gr57" draw:text-style-name="P1" draw:layer="layout" svg:width="5.596cm" svg:height="0.005cm" svg:x="13.176cm" svg:y="7.32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9" draw:style-name="gr58" draw:text-style-name="P1" draw:layer="layout" svg:width="0.004cm" svg:height="3.599cm" svg:x="15.972cm" svg:y="5.525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0" draw:style-name="gr3" draw:text-style-name="P1" draw:layer="layout" svg:width="2.928cm" svg:height="0.816cm" svg:x="10.081cm" svg:y="8.524cm">
          <text:p text:style-name="P2"><text:span text:style-name="T11">Focal poin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1" draw:style-name="gr59" draw:text-style-name="P1" draw:layer="layout" svg:width="1.084cm" svg:height="0.251cm" svg:x="12.405cm" svg:y="9.305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2" draw:style-name="gr3" draw:text-style-name="P1" draw:layer="layout" svg:width="3.228cm" svg:height="0.816cm" svg:x="13.119cm" svg:y="4.767cm">
          <text:p text:style-name="P2"><text:span text:style-name="T11">Image plan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3" draw:style-name="gr60" draw:text-style-name="P1" draw:layer="layout" svg:width="0.948cm" svg:height="0.644cm" svg:x="17.824cm" svg:y="6.103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4" draw:style-name="gr61" draw:text-style-name="P1" draw:layer="layout" svg:width="0.485cm" svg:height="0.458cm" svg:x="17.93cm" svg:y="5.076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5" draw:style-name="gr19" draw:text-style-name="P1" draw:layer="layout" svg:width="2.377cm" svg:height="2.218cm" svg:x="13.613cm" svg:y="7.316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6" draw:style-name="gr62" draw:text-style-name="P1" draw:layer="layout" svg:width="4.216cm" svg:height="2.804cm" svg:x="13.617cm" svg:y="6.725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7" draw:style-name="gr63" draw:text-style-name="P1" draw:layer="layout" svg:width="1.297cm" svg:height="0.877cm" svg:x="18.772cm" svg:y="5.241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8" draw:style-name="gr3" draw:text-style-name="P1" draw:layer="layout" svg:width="2.546cm" svg:height="0.985cm" svg:x="19.941cm" svg:y="4.626cm">
          <text:p text:style-name="P2"><text:span text:style-name="T10">(p</text:span><text:span text:style-name="T12">x</text:span><text:span text:style-name="T10">,p</text:span><text:span text:style-name="T12">y</text:span><text:span text:style-name="T10">,p</text:span><text:span text:style-name="T12">z</text:span><text:span text:style-name="T10">)</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9" draw:style-name="gr3" draw:text-style-name="P1" draw:layer="layout" svg:width="1.488cm" svg:height="0.816cm" svg:x="18.04cm" svg:y="6.623cm">
          <text:p text:style-name="P2"><text:span text:style-name="T11">(u,v)</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dp2">
          <draw:page-thumbnail draw:name="Slide Image Placeholder 1" draw:style-name="gr14" draw:layer="layout" svg:width="12.7cm" svg:height="9.525cm" svg:x="3.175cm" svg:y="1.931cm" draw:page-number="5" presentation:class="page"/>
          <draw:frame draw:name="TextBox 2" draw:style-name="gr7" draw:text-style-name="P1" draw:layer="layout" svg:width="15.231cm" svg:height="11.421cm" svg:x="1.904cm" svg:y="12.064cm">
            <draw:text-box>
              <text:p/>
            </draw:text-box>
          </draw:frame>
        </presentation:notes>
      </draw:page>
      <draw:page draw:name="page6" draw:style-name="dp1" draw:master-page-name="Master1-Layout7-blank-Blank" presentation:presentation-page-layout-name="AL1T33">
        <draw:custom-shape draw:name="Freeform 1" draw:style-name="gr24" draw:text-style-name="P1" draw:layer="layout" svg:width="11.559cm" svg:height="1.612cm" svg:x="5.917cm" svg:y="2.324cm">
          <text:p text:style-name="P3"><text:span text:style-name="T8">CObservationStereoImages</text:span></text:p>
          <text:p text:style-name="P3"><text:span text:style-name="T7">Reference systems related to both camera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 draw:style-name="gr42" draw:text-style-name="P1" draw:layer="layout" svg:width="6.391cm" svg:height="0.892cm" svg:x="0.516cm" svg:y="8.515cm">
          <text:p text:style-name="P2"><text:span text:style-name="T7">CPose3D </text:span><text:span text:style-name="T9">cameraPose</text:span><text:span text:style-name="T7">;</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 3">
          <draw:custom-shape draw:name="Straight Connector 4" draw:style-name="gr64" draw:text-style-name="P1" draw:layer="layout" svg:width="0.005cm" svg:height="2.729cm" svg:x="5.803cm" svg:y="11.194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5" draw:style-name="gr65" draw:text-style-name="P1" draw:layer="layout" svg:width="3.378cm" svg:height="0.004cm" svg:x="5.803cm" svg:y="13.917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6" draw:style-name="gr3" draw:text-style-name="P1" draw:layer="layout" svg:width="0.82cm" svg:height="0.973cm" svg:x="5.746cm" svg:y="10.927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gr3" draw:text-style-name="P1" draw:layer="layout" svg:width="0.815cm" svg:height="0.973cm" svg:x="3.528cm" svg:y="14.693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8" draw:style-name="gr66" draw:text-style-name="P1" draw:layer="layout" svg:width="1.962cm" svg:height="1.385cm" svg:x="3.85cm" svg:y="13.917cm">
            <text:p text:style-name="P2"/>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9" draw:style-name="gr3" draw:text-style-name="P1" draw:layer="layout" svg:width="0.811cm" svg:height="0.973cm" svg:x="9.128cm" svg:y="13.63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custom-shape draw:name="Freeform 10" draw:style-name="gr24" draw:text-style-name="P1" draw:layer="layout" svg:width="4.82cm" svg:height="1.523cm" svg:x="0.688cm" svg:y="12.127cm">
          <text:p text:style-name="P3"><text:span text:style-name="T7">Robot on-board</text:span></text:p>
          <text:p text:style-name="P3"><text:span text:style-name="T7">reference system</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1" draw:style-name="gr67" draw:text-style-name="P1" draw:layer="layout" svg:width="0.005cm" svg:height="2.403cm" svg:x="9.635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2" draw:style-name="gr68" draw:text-style-name="P1" draw:layer="layout" svg:width="5.72cm" svg:height="0.004cm" svg:x="9.635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3" draw:style-name="gr3" draw:text-style-name="P1" draw:layer="layout" svg:width="0.82cm" svg:height="0.973cm" svg:x="13.727cm" svg:y="5.305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4" draw:style-name="gr3" draw:text-style-name="P1" draw:layer="layout" svg:width="0.815cm" svg:height="0.973cm" svg:x="14.9cm" svg:y="8.524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5" draw:style-name="gr69" draw:text-style-name="P1" draw:layer="layout" svg:width="5.085cm" svg:height="3.656cm" svg:x="9.635cm" svg:y="5.878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6" draw:style-name="gr3" draw:text-style-name="P1" draw:layer="layout" svg:width="0.811cm" svg:height="0.973cm" svg:x="8.727cm" svg:y="10.905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 17">
          <draw:custom-shape draw:name="Freeform 18" draw:style-name="gr22" draw:text-style-name="P1" draw:layer="layout" svg:width="5.596cm" svg:height="3.598cm" svg:x="8.797cm" svg:y="6.324cm">
            <text:p text:style-name="P2"/>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9" draw:style-name="gr70" draw:text-style-name="P1" draw:layer="layout" svg:width="5.596cm" svg:height="0.004cm" svg:x="8.797cm" svg:y="8.123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0" draw:style-name="gr71" draw:text-style-name="P1" draw:layer="layout" svg:width="0.005cm" svg:height="3.598cm" svg:x="11.593cm" svg:y="6.32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draw:name="Freeform 21" draw:style-name="gr24" draw:text-style-name="P1" draw:layer="layout" svg:width="3.88cm" svg:height="1.523cm" svg:x="3.536cm" svg:y="5.927cm">
          <text:p text:style-name="P3"><text:span text:style-name="T7">Left camera’s</text:span></text:p>
          <text:p text:style-name="P3"><text:span text:style-name="T7">focal poin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2" draw:style-name="gr72" draw:text-style-name="P1" draw:layer="layout" svg:width="3.577cm" svg:height="4.366cm" svg:x="5.922cm" svg:y="9.56cm">
          <text:p text:style-name="P2"/>
          <draw:enhanced-geometry svg:viewBox="0 0 811 990" draw:text-areas="?f29 ?f31 ?f30 ?f32" draw:type="non-primitive" draw:enhanced-path="M ?f0 ?f2 C ?f3 ?f4 ?f5 ?f6 ?f7 ?f8 ?f9 ?f10 ?f11 ?f12 ?f13 ?f14 ?f15 ?f16 ?f17 ?f18 ?f19 ?f20 ?f21 ?f22 ?f23 ?f24 ?f1 ?f0 N">
            <draw:equation draw:name="f0" draw:formula="0"/>
            <draw:equation draw:name="f1" draw:formula="811"/>
            <draw:equation draw:name="f2" draw:formula="990"/>
            <draw:equation draw:name="f3" draw:formula="17"/>
            <draw:equation draw:name="f4" draw:formula="899"/>
            <draw:equation draw:name="f5" draw:formula="35"/>
            <draw:equation draw:name="f6" draw:formula="808"/>
            <draw:equation draw:name="f7" draw:formula="67"/>
            <draw:equation draw:name="f8" draw:formula="728"/>
            <draw:equation draw:name="f9" draw:formula="99"/>
            <draw:equation draw:name="f10" draw:formula="648"/>
            <draw:equation draw:name="f11" draw:formula="130"/>
            <draw:equation draw:name="f12" draw:formula="592"/>
            <draw:equation draw:name="f13" draw:formula="195"/>
            <draw:equation draw:name="f14" draw:formula="512"/>
            <draw:equation draw:name="f15" draw:formula="260"/>
            <draw:equation draw:name="f16" draw:formula="432"/>
            <draw:equation draw:name="f17" draw:formula="356"/>
            <draw:equation draw:name="f18" draw:formula="333"/>
            <draw:equation draw:name="f19" draw:formula="459"/>
            <draw:equation draw:name="f20" draw:formula="248"/>
            <draw:equation draw:name="f21" draw:formula="562"/>
            <draw:equation draw:name="f22" draw:formula="163"/>
            <draw:equation draw:name="f23" draw:formula="686"/>
            <draw:equation draw:name="f24" draw:formula="81"/>
            <draw:equation draw:name="f25" draw:formula="?f2 - ?f0"/>
            <draw:equation draw:name="f26" draw:formula="?f1 - ?f0"/>
            <draw:equation draw:name="f27" draw:formula="?f26 / 811"/>
            <draw:equation draw:name="f28" draw:formula="?f25 / 990"/>
            <draw:equation draw:name="f29" draw:formula="?f0 / ?f27"/>
            <draw:equation draw:name="f30" draw:formula="?f1 / ?f27"/>
            <draw:equation draw:name="f31" draw:formula="?f0 / ?f28"/>
            <draw:equation draw:name="f32" draw:formula="?f2 / ?f28"/>
          </draw:enhanced-geometry>
        </draw:custom-shape>
        <draw:custom-shape draw:name="Straight Connector 23" draw:style-name="gr73" draw:text-style-name="P1" draw:layer="layout" svg:width="2.54cm" svg:height="1.234cm" svg:x="4.807cm" svg:y="9.596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4" draw:style-name="gr74" draw:text-style-name="P1" draw:layer="layout" svg:width="3.21cm" svg:height="1.835cm" svg:x="6.218cm" svg:y="7.51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25" draw:style-name="gr3" draw:text-style-name="P1" draw:layer="layout" svg:width="4.672cm" svg:height="0.892cm" svg:x="8.784cm" svg:y="6.266cm">
          <text:p text:style-name="P2"><text:span text:style-name="T7">Left image plan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6" draw:style-name="gr3" draw:text-style-name="P1" draw:layer="layout" svg:width="4.532cm" svg:height="0.9cm" svg:x="9.357cm" svg:y="4.524cm">
          <text:p text:style-name="P2"><text:span text:style-name="T13">LEFT CAMERA</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27" draw:style-name="gr75" draw:text-style-name="P1" draw:layer="layout" svg:width="0.004cm" svg:height="2.403cm" svg:x="17.939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8" draw:style-name="gr76" draw:text-style-name="P1" draw:layer="layout" svg:width="5.719cm" svg:height="0.004cm" svg:x="17.939cm" svg:y="9.52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29" draw:style-name="gr3" draw:text-style-name="P1" draw:layer="layout" svg:width="0.82cm" svg:height="0.973cm" svg:x="22.031cm" svg:y="5.305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30" draw:style-name="gr3" draw:text-style-name="P1" draw:layer="layout" svg:width="0.815cm" svg:height="0.973cm" svg:x="23.204cm" svg:y="8.524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31" draw:style-name="gr77" draw:text-style-name="P1" draw:layer="layout" svg:width="5.084cm" svg:height="3.656cm" svg:x="17.939cm" svg:y="5.878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32" draw:style-name="gr3" draw:text-style-name="P1" draw:layer="layout" svg:width="0.811cm" svg:height="0.973cm" svg:x="17.03cm" svg:y="10.905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 33">
          <draw:custom-shape draw:name="Freeform 34" draw:style-name="gr22" draw:text-style-name="P1" draw:layer="layout" svg:width="5.596cm" svg:height="3.598cm" svg:x="17.101cm" svg:y="6.324cm">
            <text:p text:style-name="P2"/>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35" draw:style-name="gr78" draw:text-style-name="P1" draw:layer="layout" svg:width="5.596cm" svg:height="0.004cm" svg:x="17.101cm" svg:y="8.123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36" draw:style-name="gr79" draw:text-style-name="P1" draw:layer="layout" svg:width="0.004cm" svg:height="3.598cm" svg:x="19.901cm" svg:y="6.32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draw:name="Freeform 37" draw:style-name="gr3" draw:text-style-name="P1" draw:layer="layout" svg:width="5.049cm" svg:height="0.892cm" svg:x="17.083cm" svg:y="6.266cm">
          <text:p text:style-name="P2"><text:span text:style-name="T7">Right image plan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38" draw:style-name="gr3" draw:text-style-name="P1" draw:layer="layout" svg:width="4.875cm" svg:height="0.9cm" svg:x="17.511cm" svg:y="4.524cm">
          <text:p text:style-name="P2"><text:span text:style-name="T13">RIGHT CAMERA</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39" draw:style-name="gr80" draw:text-style-name="P1" draw:layer="layout" svg:width="8.079cm" svg:height="1.768cm" svg:x="9.701cm" svg:y="9.525cm">
          <text:p text:style-name="P2"/>
          <draw:enhanced-geometry svg:viewBox="0 0 1832 401" draw:text-areas="?f35 ?f37 ?f36 ?f38" draw:type="non-primitive" draw:enhanced-path="M ?f0 ?f0 C ?f3 ?f4 ?f5 ?f6 ?f7 ?f8 ?f9 ?f10 ?f11 ?f12 ?f13 ?f14 ?f15 ?f16 ?f17 ?f2 ?f18 ?f19 ?f20 ?f21 ?f22 ?f23 ?f24 ?f25 ?f26 ?f27 ?f28 ?f29 ?f1 ?f30 N">
            <draw:equation draw:name="f0" draw:formula="0"/>
            <draw:equation draw:name="f1" draw:formula="1832"/>
            <draw:equation draw:name="f2" draw:formula="401"/>
            <draw:equation draw:name="f3" draw:formula="42"/>
            <draw:equation draw:name="f4" draw:formula="64"/>
            <draw:equation draw:name="f5" draw:formula="85"/>
            <draw:equation draw:name="f6" draw:formula="129"/>
            <draw:equation draw:name="f7" draw:formula="168"/>
            <draw:equation draw:name="f8" draw:formula="184"/>
            <draw:equation draw:name="f9" draw:formula="251"/>
            <draw:equation draw:name="f10" draw:formula="239"/>
            <draw:equation draw:name="f11" draw:formula="357"/>
            <draw:equation draw:name="f12" draw:formula="292"/>
            <draw:equation draw:name="f13" draw:formula="496"/>
            <draw:equation draw:name="f14" draw:formula="328"/>
            <draw:equation draw:name="f15" draw:formula="635"/>
            <draw:equation draw:name="f16" draw:formula="364"/>
            <draw:equation draw:name="f17" draw:formula="855"/>
            <draw:equation draw:name="f18" draw:formula="1000"/>
            <draw:equation draw:name="f19" draw:formula="400"/>
            <draw:equation draw:name="f20" draw:formula="1145"/>
            <draw:equation draw:name="f21" draw:formula="399"/>
            <draw:equation draw:name="f22" draw:formula="1229"/>
            <draw:equation draw:name="f23" draw:formula="381"/>
            <draw:equation draw:name="f24" draw:formula="1368"/>
            <draw:equation draw:name="f25" draw:formula="320"/>
            <draw:equation draw:name="f26" draw:formula="1507"/>
            <draw:equation draw:name="f27" draw:formula="259"/>
            <draw:equation draw:name="f28" draw:formula="1669"/>
            <draw:equation draw:name="f29" draw:formula="145"/>
            <draw:equation draw:name="f30" draw:formula="32"/>
            <draw:equation draw:name="f31" draw:formula="?f2 - ?f0"/>
            <draw:equation draw:name="f32" draw:formula="?f1 - ?f0"/>
            <draw:equation draw:name="f33" draw:formula="?f32 / 1832"/>
            <draw:equation draw:name="f34" draw:formula="?f31 / 401"/>
            <draw:equation draw:name="f35" draw:formula="?f0 / ?f33"/>
            <draw:equation draw:name="f36" draw:formula="?f1 / ?f33"/>
            <draw:equation draw:name="f37" draw:formula="?f0 / ?f34"/>
            <draw:equation draw:name="f38" draw:formula="?f2 / ?f34"/>
          </draw:enhanced-geometry>
        </draw:custom-shape>
        <draw:custom-shape draw:name="Freeform 40" draw:style-name="gr24" draw:text-style-name="P1" draw:layer="layout" svg:width="4.258cm" svg:height="1.523cm" svg:x="20.032cm" svg:y="10.927cm">
          <text:p text:style-name="P3"><text:span text:style-name="T7">Right camera’s</text:span></text:p>
          <text:p text:style-name="P3"><text:span text:style-name="T7">focal poin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41" draw:style-name="gr81" draw:text-style-name="P1" draw:layer="layout" svg:width="1.861cm" svg:height="1.72cm" svg:x="18.227cm" svg:y="9.794cm">
          <text:p text:style-name="P2"/>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42" draw:style-name="gr82" draw:text-style-name="P1" draw:layer="layout" svg:width="7.611cm" svg:height="0.892cm" svg:x="12.455cm" svg:y="13.22cm">
          <text:p text:style-name="P3"><text:span text:style-name="T7">CPose3D </text:span><text:span text:style-name="T9">rightCameraPose</text:span><text:span text:style-name="T7">;</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43" draw:style-name="gr83" draw:text-style-name="P1" draw:layer="layout" svg:width="1.262cm" svg:height="1.12cm" svg:x="13.683cm" svg:y="11.593cm">
          <text:p text:style-name="P2"/>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44" draw:style-name="gr24" draw:text-style-name="P1" draw:layer="layout" svg:width="8.77cm" svg:height="1.523cm" svg:x="11.88cm" svg:y="14.124cm">
          <text:p text:style-name="P3"><text:span text:style-name="T7">(It can be any 3D relation, it does</text:span></text:p>
          <text:p text:style-name="P3"><text:span text:style-name="T7">not need to be at the “righ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dp2">
          <draw:page-thumbnail draw:name="Slide Image Placeholder 1" draw:style-name="gr14" draw:layer="layout" svg:width="12.7cm" svg:height="9.525cm" svg:x="3.175cm" svg:y="1.931cm" draw:page-number="6" presentation:class="page"/>
          <draw:frame draw:name="TextBox 2" draw:style-name="gr7" draw:text-style-name="P1" draw:layer="layout" svg:width="15.231cm" svg:height="11.421cm" svg:x="1.904cm" svg:y="12.064cm">
            <draw:text-box>
              <text:p/>
            </draw:text-box>
          </draw:frame>
        </presentation:notes>
      </draw:page>
      <draw:page draw:name="page7" draw:style-name="dp1" draw:master-page-name="Master1-Layout7-blank-Blank" presentation:presentation-page-layout-name="AL1T33">
        <draw:custom-shape draw:name="Straight Connector 11" draw:style-name="gr84" draw:text-style-name="P1" draw:layer="layout" svg:width="0.005cm" svg:height="2.403cm" svg:x="3.79cm" svg:y="10.531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1" draw:style-name="gr3" draw:text-style-name="P1" draw:layer="layout" svg:width="0.82cm" svg:height="0.973cm" svg:x="7.882cm" svg:y="6.315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2" draw:style-name="gr3" draw:text-style-name="P1" draw:layer="layout" svg:width="0.811cm" svg:height="0.973cm" svg:x="12.589cm" svg:y="4.227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5" draw:style-name="gr85" draw:text-style-name="P1" draw:layer="layout" svg:width="5.085cm" svg:height="3.656cm" svg:x="3.79cm" svg:y="6.888cm">
          <text:p text:style-name="P2"/>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4" draw:style-name="gr3" draw:text-style-name="P1" draw:layer="layout" svg:width="0.811cm" svg:height="0.973cm" svg:x="2.882cm" svg:y="11.915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 15">
          <draw:custom-shape draw:name="Freeform 16" draw:style-name="gr22" draw:text-style-name="P1" draw:layer="layout" svg:width="5.596cm" svg:height="3.598cm" svg:x="2.952cm" svg:y="7.334cm">
            <text:p text:style-name="P2"/>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9" draw:style-name="gr86" draw:text-style-name="P1" draw:layer="layout" svg:width="5.596cm" svg:height="0.004cm" svg:x="2.952cm" svg:y="9.133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0" draw:style-name="gr87" draw:text-style-name="P1" draw:layer="layout" svg:width="0.005cm" svg:height="3.598cm" svg:x="5.748cm" svg:y="7.334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draw:name="Freeform 20" draw:style-name="gr3" draw:text-style-name="P1" draw:layer="layout" svg:width="3.605cm" svg:height="0.892cm" svg:x="2.713cm" svg:y="6.546cm">
          <text:p text:style-name="P2"><text:span text:style-name="T7">Image plan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1" draw:style-name="gr3" draw:text-style-name="P1" draw:layer="layout" svg:width="2.568cm" svg:height="0.9cm" svg:x="6.253cm" svg:y="10.827cm">
          <text:p text:style-name="P2"><text:span text:style-name="T13">Camera</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 42">
          <draw:custom-shape draw:name="Rectangle 27" draw:style-name="gr88" draw:text-style-name="P4" draw:layer="layout" svg:width="1.89cm" svg:height="1.89cm" draw:transform="rotate (-0.383972435438753) translate (14.753cm 4.174cm)">
            <text:p/>
            <draw:enhanced-geometry svg:viewBox="0 0 21600 21600" draw:type="non-primitive" draw:enhanced-path="M 0 0 L 21600 0 21600 21600 0 21600 Z N"/>
          </draw:custom-shape>
          <draw:custom-shape draw:name="Rectangle 28" draw:style-name="gr89" draw:text-style-name="P4" draw:layer="layout" svg:width="1.89cm" svg:height="1.89cm" draw:transform="rotate (-0.383972435438753) translate (16.506cm 4.882cm)">
            <text:p/>
            <draw:enhanced-geometry svg:viewBox="0 0 21600 21600" draw:type="non-primitive" draw:enhanced-path="M 0 0 L 21600 0 21600 21600 0 21600 Z N"/>
          </draw:custom-shape>
          <draw:custom-shape draw:name="Rectangle 29" draw:style-name="gr88" draw:text-style-name="P4" draw:layer="layout" svg:width="1.89cm" svg:height="1.89cm" draw:transform="rotate (-0.383972435438753) translate (18.258cm 5.59cm)">
            <text:p/>
            <draw:enhanced-geometry svg:viewBox="0 0 21600 21600" draw:type="non-primitive" draw:enhanced-path="M 0 0 L 21600 0 21600 21600 0 21600 Z N"/>
          </draw:custom-shape>
          <draw:custom-shape draw:name="Rectangle 30" draw:style-name="gr89" draw:text-style-name="P4" draw:layer="layout" svg:width="1.89cm" svg:height="1.89cm" draw:transform="rotate (-0.383972435438753) translate (20.01cm 6.298cm)">
            <text:p/>
            <draw:enhanced-geometry svg:viewBox="0 0 21600 21600" draw:type="non-primitive" draw:enhanced-path="M 0 0 L 21600 0 21600 21600 0 21600 Z N"/>
          </draw:custom-shape>
          <draw:custom-shape draw:name="Rectangle 31" draw:style-name="gr88" draw:text-style-name="P4" draw:layer="layout" svg:width="1.89cm" svg:height="1.89cm" draw:transform="rotate (-0.383972435438753) translate (15.799cm 6.632cm)">
            <text:p/>
            <draw:enhanced-geometry svg:viewBox="0 0 21600 21600" draw:type="non-primitive" draw:enhanced-path="M 0 0 L 21600 0 21600 21600 0 21600 Z N"/>
          </draw:custom-shape>
          <draw:custom-shape draw:name="Rectangle 32" draw:style-name="gr89" draw:text-style-name="P4" draw:layer="layout" svg:width="1.89cm" svg:height="1.89cm" draw:transform="rotate (-0.383972435438753) translate (17.551cm 7.339cm)">
            <text:p/>
            <draw:enhanced-geometry svg:viewBox="0 0 21600 21600" draw:type="non-primitive" draw:enhanced-path="M 0 0 L 21600 0 21600 21600 0 21600 Z N"/>
          </draw:custom-shape>
          <draw:custom-shape draw:name="Rectangle 33" draw:style-name="gr88" draw:text-style-name="P4" draw:layer="layout" svg:width="1.89cm" svg:height="1.89cm" draw:transform="rotate (-0.383972435438753) translate (19.303cm 8.047cm)">
            <text:p/>
            <draw:enhanced-geometry svg:viewBox="0 0 21600 21600" draw:type="non-primitive" draw:enhanced-path="M 0 0 L 21600 0 21600 21600 0 21600 Z N"/>
          </draw:custom-shape>
          <draw:custom-shape draw:name="Rectangle 34" draw:style-name="gr89" draw:text-style-name="P4" draw:layer="layout" svg:width="1.89cm" svg:height="1.89cm" draw:transform="rotate (-0.383972435438753) translate (21.055cm 8.755cm)">
            <text:p/>
            <draw:enhanced-geometry svg:viewBox="0 0 21600 21600" draw:type="non-primitive" draw:enhanced-path="M 0 0 L 21600 0 21600 21600 0 21600 Z N"/>
          </draw:custom-shape>
          <draw:custom-shape draw:name="Rectangle 35" draw:style-name="gr89" draw:text-style-name="P4" draw:layer="layout" svg:width="1.89cm" svg:height="1.89cm" draw:transform="rotate (-0.383972435438753) translate (14.047cm 5.924cm)">
            <text:p/>
            <draw:enhanced-geometry svg:viewBox="0 0 21600 21600" draw:type="non-primitive" draw:enhanced-path="M 0 0 L 21600 0 21600 21600 0 21600 Z N"/>
          </draw:custom-shape>
          <draw:custom-shape draw:name="Rectangle 36" draw:style-name="gr88" draw:text-style-name="P4" draw:layer="layout" svg:width="1.89cm" svg:height="1.89cm" draw:transform="rotate (-0.383972435438753) translate (21.762cm 7.005cm)">
            <text:p/>
            <draw:enhanced-geometry svg:viewBox="0 0 21600 21600" draw:type="non-primitive" draw:enhanced-path="M 0 0 L 21600 0 21600 21600 0 21600 Z N"/>
          </draw:custom-shape>
          <draw:custom-shape draw:name="Rectangle 37" draw:style-name="gr88" draw:text-style-name="P4" draw:layer="layout" svg:width="1.89cm" svg:height="1.89cm" draw:transform="rotate (-0.383972435438753) translate (13.339cm 7.676cm)">
            <text:p/>
            <draw:enhanced-geometry svg:viewBox="0 0 21600 21600" draw:type="non-primitive" draw:enhanced-path="M 0 0 L 21600 0 21600 21600 0 21600 Z N"/>
          </draw:custom-shape>
          <draw:custom-shape draw:name="Rectangle 38" draw:style-name="gr89" draw:text-style-name="P4" draw:layer="layout" svg:width="1.89cm" svg:height="1.89cm" draw:transform="rotate (-0.383972435438753) translate (15.091cm 8.384cm)">
            <text:p/>
            <draw:enhanced-geometry svg:viewBox="0 0 21600 21600" draw:type="non-primitive" draw:enhanced-path="M 0 0 L 21600 0 21600 21600 0 21600 Z N"/>
          </draw:custom-shape>
          <draw:custom-shape draw:name="Rectangle 39" draw:style-name="gr88" draw:text-style-name="P4" draw:layer="layout" svg:width="1.89cm" svg:height="1.89cm" draw:transform="rotate (-0.383972435438753) translate (16.843cm 9.091cm)">
            <text:p/>
            <draw:enhanced-geometry svg:viewBox="0 0 21600 21600" draw:type="non-primitive" draw:enhanced-path="M 0 0 L 21600 0 21600 21600 0 21600 Z N"/>
          </draw:custom-shape>
          <draw:custom-shape draw:name="Rectangle 40" draw:style-name="gr89" draw:text-style-name="P4" draw:layer="layout" svg:width="1.89cm" svg:height="1.89cm" draw:transform="rotate (-0.383972435438753) translate (18.595cm 9.799cm)">
            <text:p/>
            <draw:enhanced-geometry svg:viewBox="0 0 21600 21600" draw:type="non-primitive" draw:enhanced-path="M 0 0 L 21600 0 21600 21600 0 21600 Z N"/>
          </draw:custom-shape>
          <draw:custom-shape draw:name="Rectangle 41" draw:style-name="gr88" draw:text-style-name="P4" draw:layer="layout" svg:width="1.89cm" svg:height="1.89cm" draw:transform="rotate (-0.383972435438753) translate (20.347cm 10.507cm)">
            <text:p/>
            <draw:enhanced-geometry svg:viewBox="0 0 21600 21600" draw:type="non-primitive" draw:enhanced-path="M 0 0 L 21600 0 21600 21600 0 21600 Z N"/>
          </draw:custom-shape>
        </draw:g>
        <draw:custom-shape draw:name="Freeform 43" draw:style-name="gr3" draw:text-style-name="P1" draw:layer="layout" svg:width="3.753cm" svg:height="0.9cm" svg:x="16.948cm" svg:y="12.757cm">
          <text:p text:style-name="P2"><text:span text:style-name="T13">Chessboard</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Oval 44" draw:style-name="gr90" draw:text-style-name="P4" draw:layer="layout" svg:width="0.49cm" svg:height="0.49cm" svg:x="15.515cm" svg:y="6.3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5" draw:style-name="gr90" draw:text-style-name="P4" draw:layer="layout" svg:width="0.49cm" svg:height="0.49cm" svg:x="17.288cm" svg:y="7.1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6" draw:style-name="gr90" draw:text-style-name="P4" draw:layer="layout" svg:width="0.49cm" svg:height="0.49cm" svg:x="19.061cm" svg:y="7.80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7" draw:style-name="gr90" draw:text-style-name="P4" draw:layer="layout" svg:width="0.49cm" svg:height="0.49cm" svg:x="20.794cm" svg:y="8.47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8" draw:style-name="gr90" draw:text-style-name="P4" draw:layer="layout" svg:width="0.49cm" svg:height="0.49cm" svg:x="14.801cm" svg:y="8.0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9" draw:style-name="gr90" draw:text-style-name="P4" draw:layer="layout" svg:width="0.49cm" svg:height="0.49cm" svg:x="16.574cm" svg:y="8.8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0" draw:style-name="gr90" draw:text-style-name="P4" draw:layer="layout" svg:width="0.49cm" svg:height="0.49cm" svg:x="18.346cm" svg:y="9.5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1" draw:style-name="gr90" draw:text-style-name="P4" draw:layer="layout" svg:width="0.49cm" svg:height="0.49cm" svg:x="20.079cm" svg:y="10.18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Straight Connector 12" draw:style-name="gr91" draw:text-style-name="P1" draw:layer="layout" svg:width="3.998cm" svg:height="1.636cm" svg:x="11.8cm" svg:y="5cm">
          <text:p text:style-name="P2"/>
          <draw:enhanced-geometry svg:viewBox="0 0 21600 21600" draw:mirror-horizontal="true"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12" draw:style-name="gr92" draw:text-style-name="P1" draw:layer="layout" svg:width="1.423cm" svg:height="3.432cm" svg:x="15.776cm" svg:y="3.2cm">
          <text:p text:style-name="P2"/>
          <draw:enhanced-geometry svg:viewBox="0 0 21600 21600" draw:mirror-horizontal="false"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53" draw:style-name="gr3" draw:text-style-name="P1" draw:layer="layout" svg:width="0.815cm" svg:height="0.973cm" svg:x="17.185cm" svg:y="2.827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2" draw:style-name="gr93" draw:text-style-name="P1" draw:layer="layout" svg:width="5.72cm" svg:height="0.004cm" svg:x="3.835cm" svg:y="10.558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56" draw:style-name="gr3" draw:text-style-name="P1" draw:layer="layout" svg:width="0.815cm" svg:height="0.973cm" svg:x="9.1cm" svg:y="9.561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57" draw:style-name="gr3" draw:text-style-name="P1" draw:layer="layout" svg:width="0.853cm" svg:height="0.973cm" svg:x="15.374cm" svg:y="5.363cm">
          <text:p text:style-name="P2"><text:span text:style-name="T14">0</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58" draw:style-name="gr3" draw:text-style-name="P1" draw:layer="layout" svg:width="0.853cm" svg:height="0.973cm" svg:x="14.231cm" svg:y="7.311cm">
          <text:p text:style-name="P2"><text:span text:style-name="T14">1</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59" draw:style-name="gr3" draw:text-style-name="P1" draw:layer="layout" svg:width="1.89cm" svg:height="1.082cm" svg:x="15.861cm" svg:y="7.755cm">
          <text:p text:style-name="P2"><text:span text:style-name="T14">N</text:span><text:span text:style-name="T15">x</text:span><text:span text:style-name="T14">+1</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1" draw:style-name="gr3" draw:text-style-name="P1" draw:layer="layout" svg:width="1.137cm" svg:height="0.973cm" draw:transform="rotate (1.04213609636581) translate (13.194cm 9.323cm)">
          <text:p text:style-name="P2"><text:span text:style-name="T14">…</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2" draw:style-name="gr3" draw:text-style-name="P1" draw:layer="layout" svg:width="1.166cm" svg:height="1.082cm" svg:x="16.707cm" svg:y="5.892cm">
          <text:p text:style-name="P2"><text:span text:style-name="T14">N</text:span><text:span text:style-name="T15">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3" draw:style-name="gr3" draw:text-style-name="P1" draw:layer="layout" svg:width="1.137cm" svg:height="0.973cm" draw:transform="rotate (1.04213609636581) translate (15.099cm 9.979cm)">
          <text:p text:style-name="P2"><text:span text:style-name="T14">…</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5" draw:style-name="gr3" draw:text-style-name="P1" draw:layer="layout" svg:width="3.029cm" svg:height="1.082cm" svg:x="20.517cm" svg:y="7.374cm">
          <text:p text:style-name="P2"><text:span text:style-name="T14">(N</text:span><text:span text:style-name="T15">y</text:span><text:span text:style-name="T14">-1)·N</text:span><text:span text:style-name="T15">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6" draw:style-name="gr3" draw:text-style-name="P1" draw:layer="layout" svg:width="1.137cm" svg:height="0.973cm" svg:x="18.593cm" svg:y="6.615cm">
          <text:p text:style-name="P2"><text:span text:style-name="T14">…</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7" draw:style-name="gr3" draw:text-style-name="P1" draw:layer="layout" svg:width="1.137cm" svg:height="0.973cm" draw:transform="rotate (1.04213609636581) translate (18.846cm 11.186cm)">
          <text:p text:style-name="P2"><text:span text:style-name="T14">…</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12" draw:style-name="gr94" draw:text-style-name="P1" draw:layer="layout" svg:width="1.755cm" svg:height="2.809cm" svg:x="13.997cm" svg:y="3.797cm">
          <text:p text:style-name="P2"/>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69" draw:style-name="gr95" draw:text-style-name="P5" draw:layer="layout" svg:width="0.82cm" svg:height="0.974cm" svg:x="14.18cm" svg:y="2.826cm">
          <text:p text:style-name="P2"><text:span text:style-name="T1">z</text:span></text:p>
          <draw:enhanced-geometry svg:viewBox="0 0 21600 21600" draw:mirror-horizontal="false" draw:mirror-vertical="false"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1" draw:style-name="gr96" draw:text-style-name="P4" draw:layer="layout" svg:width="11.843cm" svg:height="4.482cm" svg:x="3.948cm" svg:y="6.015cm">
          <text:p/>
          <draw:enhanced-geometry svg:viewBox="0 0 4263528 1613352" draw:text-areas="?f24 ?f26 ?f25 ?f27" draw:glue-points="?f16 ?f17 ?f18 ?f19 ?f20 ?f21 ?f22 ?f23" draw:type="non-primitive" draw:enhanced-path="M 4263528 225226 C 3912824 81088 3453788 -94263 3062689 59973 2671590 214209 2555913 996407 1916935 1150643 L 0 161335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3528"/>
            <draw:equation draw:name="f7" draw:formula="?f4 / 1613352"/>
            <draw:equation draw:name="f8" draw:formula="4263528 * ?f5 / 4263528"/>
            <draw:equation draw:name="f9" draw:formula="3062689 * ?f5 / 4263528"/>
            <draw:equation draw:name="f10" draw:formula="0 * ?f5 / 4263528"/>
            <draw:equation draw:name="f11" draw:formula="225226 * ?f4 / 1613352"/>
            <draw:equation draw:name="f12" draw:formula="59973 * ?f4 / 1613352"/>
            <draw:equation draw:name="f13" draw:formula="1916935 * ?f5 / 4263528"/>
            <draw:equation draw:name="f14" draw:formula="1150643 * ?f4 / 1613352"/>
            <draw:equation draw:name="f15" draw:formula="1613352 * ?f4 / 1613352"/>
            <draw:equation draw:name="f16" draw:formula="?f8 / ?f6"/>
            <draw:equation draw:name="f17" draw:formula="?f11 / ?f7"/>
            <draw:equation draw:name="f18" draw:formula="?f9 / ?f6"/>
            <draw:equation draw:name="f19" draw:formula="?f12 / ?f7"/>
            <draw:equation draw:name="f20" draw:formula="?f13 / ?f6"/>
            <draw:equation draw:name="f21" draw:formula="?f14 / ?f7"/>
            <draw:equation draw:name="f22" draw:formula="?f10 / ?f6"/>
            <draw:equation draw:name="f23" draw:formula="?f15 / ?f7"/>
            <draw:equation draw:name="f24" draw:formula="?f0 / ?f6"/>
            <draw:equation draw:name="f25" draw:formula="?f1 / ?f6"/>
            <draw:equation draw:name="f26" draw:formula="?f2 / ?f7"/>
            <draw:equation draw:name="f27" draw:formula="?f3 / ?f7"/>
          </draw:enhanced-geometry>
        </draw:custom-shape>
        <draw:custom-shape draw:name="Freeform 72" draw:style-name="gr82" draw:text-style-name="P1" draw:layer="layout" svg:width="3.763cm" svg:height="0.892cm" svg:x="6.2cm" svg:y="4.437cm">
          <text:p text:style-name="P3"><text:span text:style-name="T7">camera pos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43" draw:style-name="gr97" draw:text-style-name="P1" draw:layer="layout" svg:width="1.299cm" svg:height="1.318cm" svg:x="10.105cm" svg:y="5.687cm">
          <text:p text:style-name="P2"/>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2">
          <draw:page-thumbnail draw:name="Slide Image Placeholder 1" draw:style-name="gr14" draw:layer="layout" svg:width="46.249cm" svg:height="34.691cm" svg:x="-39.516cm" svg:y="-32.769cm" draw:page-number="7" presentation:class="page"/>
          <draw:frame draw:name="Notes Placeholder 2" presentation:style-name="pr1" draw:text-style-name="P4" draw:layer="layout" svg:width="15.227cm" svg:height="11.417cm" svg:x="1.904cm" svg:y="12.064cm" presentation:class="notes" presentation:placeholder="true">
            <draw:text-box/>
          </draw:frame>
        </presentation:notes>
      </draw:page>
      <draw:page draw:name="page8" draw:style-name="dp1" draw:master-page-name="Master1-Layout7-blank-Blank" presentation:presentation-page-layout-name="AL1T33">
        <draw:g>
          <draw:custom-shape draw:name="Straight Connector 4" draw:style-name="gr64" draw:text-style-name="P1" draw:layer="layout" svg:width="0.005cm" svg:height="2.729cm" svg:x="7.034cm" svg:y="6.467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5" draw:style-name="gr65" draw:text-style-name="P1" draw:layer="layout" svg:width="3.378cm" svg:height="0.004cm" svg:x="7.034cm" svg:y="9.19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6" draw:style-name="gr95" draw:text-style-name="P5" draw:layer="layout" svg:width="0.82cm" svg:height="0.973cm" svg:x="7.077cm" svg:y="6cm">
            <text:p text:style-name="P2"><text:span text:style-name="T1">z</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gr98" draw:text-style-name="P5" draw:layer="layout" svg:width="0.815cm" svg:height="0.973cm" svg:x="4.459cm" svg:y="9.966cm">
            <text:p text:style-name="P2"><text:span text:style-name="T1">x</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8" draw:style-name="gr66" draw:text-style-name="P1" draw:layer="layout" svg:width="1.962cm" svg:height="1.385cm" svg:x="5.081cm" svg:y="9.19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9" draw:style-name="gr99" draw:text-style-name="P5" draw:layer="layout" svg:width="0.811cm" svg:height="0.973cm" svg:x="10.359cm" svg:y="8.903cm">
            <text:p text:style-name="P2"><text:span text:style-name="T1">y</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custom-shape draw:name="Freeform 10" draw:style-name="gr100" draw:text-style-name="P7" draw:layer="Layout" svg:width="3.912cm" svg:height="0.892cm" svg:x="2.888cm" svg:y="8.308cm">
          <text:p text:style-name="P6"><text:span text:style-name="T16">This </text:span><text:span text:style-name="T7">fram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23" draw:style-name="gr101" draw:text-style-name="P1" draw:layer="Layout" svg:width="2.557cm" svg:height="2.803cm" svg:x="7.043cm" svg:y="9.19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draw:name="Freeform 6" draw:style-name="gr95" draw:text-style-name="P5" draw:layer="layout" svg:width="0.82cm" svg:height="0.973cm" svg:x="14.839cm" svg:y="5cm">
            <text:p text:style-name="P2"><text:span text:style-name="T1">z</text:span></text:p>
            <draw:enhanced-geometry svg:viewBox="0 0 21600 21600" draw:text-areas="?f4 ?f4 ?f5 ?f5" draw:mirror-horizontal="false" draw:mirror-vertical="false"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gr98" draw:text-style-name="P5" draw:layer="layout" svg:width="0.815cm" svg:height="0.973cm" svg:x="14.259cm" svg:y="9.8cm">
            <text:p text:style-name="P2"><text:span text:style-name="T1">x</text:span></text:p>
            <draw:enhanced-geometry svg:viewBox="0 0 21600 21600" draw:text-areas="?f4 ?f4 ?f5 ?f5" draw:mirror-horizontal="false" draw:mirror-vertical="false"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custom-shape draw:name="Straight Connector 4" draw:style-name="gr64" draw:text-style-name="P1" draw:layer="layout" svg:width="0.005cm" svg:height="2.711cm" draw:transform="rotate (-0.526914901177088) translate (16.071cm 5.702cm)">
              <text:p/>
              <draw:enhanced-geometry svg:viewBox="0 0 21600 21600" draw:mirror-vertical="true" draw:path-stretchpoint-x="21600" draw:path-stretchpoint-y="21600" draw:text-areas="?f7 ?f7 ?f10 ?f11" draw:glue-points="?f7 ?f7 ?f10 ?f11" draw:mirror-horizontal="false"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5" draw:style-name="gr65" draw:text-style-name="P1" draw:layer="layout" svg:width="3.378cm" svg:height="0.004cm" draw:transform="rotate (0.526914901177088) translate (16.067cm 8.057cm)">
              <text:p/>
              <draw:enhanced-geometry svg:viewBox="0 0 21600 21600" draw:path-stretchpoint-x="21600" draw:path-stretchpoint-y="21600" draw:text-areas="?f7 ?f7 ?f10 ?f11" draw:glue-points="?f7 ?f7 ?f10 ?f11" draw:mirror-horizontal="false" draw:mirror-vertical="false"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8" draw:style-name="gr66" draw:text-style-name="P1" draw:layer="layout" svg:width="1.962cm" svg:height="1.386cm" draw:transform="rotate (-0.526914901177088) translate (15.075cm 8.052cm)">
              <text:p/>
              <draw:enhanced-geometry svg:viewBox="0 0 21600 21600" draw:mirror-horizontal="true" draw:path-stretchpoint-x="21600" draw:path-stretchpoint-y="21600" draw:text-areas="?f7 ?f7 ?f10 ?f11" draw:glue-points="?f7 ?f7 ?f10 ?f11" draw:mirror-vertical="false"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draw:name="Freeform 9" draw:style-name="gr99" draw:text-style-name="P5" draw:layer="layout" svg:width="0.811cm" svg:height="0.973cm" svg:x="18.989cm" svg:y="6.027cm">
            <text:p text:style-name="P2"><text:span text:style-name="T1">y</text:span></text:p>
            <draw:enhanced-geometry svg:viewBox="0 0 21600 21600" draw:text-areas="?f4 ?f4 ?f5 ?f5" draw:mirror-horizontal="false" draw:mirror-vertical="false"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path draw:style-name="gr102" draw:text-style-name="P8" draw:layer="layout" svg:width="9.023cm" svg:height="1.543cm" svg:x="7.043cm" svg:y="7.653cm" svg:viewBox="0 0 9024 1544" svg:d="M0 1544c3016-2597 9024-1133 9024-1133">
          <text:p/>
        </draw:path>
        <draw:custom-shape draw:name="Freeform 10" draw:style-name="gr103" draw:text-style-name="P7" draw:layer="layout" svg:width="3.912cm" svg:height="0.892cm" svg:x="16.288cm" svg:y="7.908cm">
          <text:p text:style-name="P6"><text:span text:style-name="T16">Other </text:span><text:span text:style-name="T7">fram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0" draw:style-name="gr103" draw:text-style-name="P7" draw:layer="layout" svg:width="4.572cm" svg:height="0.9cm" svg:x="9.709cm" svg:y="6.482cm">
          <text:p text:style-name="P6"><text:span text:style-name="T13">q</text:span><text:span text:style-name="T17"> (relative pos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Straight Connector 23" draw:style-name="gr73" draw:text-style-name="P1" draw:layer="layout" svg:width="1cm" svg:height="3.936cm" svg:x="15.2cm" svg:y="8.064cm">
          <text:p/>
          <draw:enhanced-geometry svg:viewBox="0 0 21600 21600" draw:path-stretchpoint-x="21600" draw:path-stretchpoint-y="21600" draw:text-areas="?f7 ?f7 ?f10 ?f11" draw:glue-points="?f7 ?f7 ?f10 ?f11" draw:mirror-horizontal="true"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style-name="gr104" draw:text-style-name="P8" draw:layer="layout" svg:width="8.6cm" svg:height="4cm" svg:x="7.8cm" svg:y="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5" draw:text-style-name="P8" draw:layer="layout" svg:width="0.154cm" svg:height="0.154cm" svg:x="9.84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0.154cm" svg:height="0.154cm" svg:x="11.568cm" svg:y="12.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0.154cm" svg:height="0.154cm" svg:x="13.046cm" svg:y="12.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0.154cm" svg:height="0.154cm" svg:x="14.64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0.154cm" svg:height="0.154cm" svg:x="9.2cm" svg:y="13.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0.154cm" svg:height="0.154cm" svg:x="11.24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0.154cm" svg:height="0.154cm" svg:x="12.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0.154cm" svg:height="0.154cm" svg:x="14.2cm" svg:y="1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5" draw:text-style-name="P8" draw:layer="layout" svg:width="0.154cm" svg:height="0.154cm" svg:x="13.8cm" svg:y="13.6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5" draw:text-style-name="P8" draw:layer="layout" svg:width="0.154cm" svg:height="0.154cm" svg:x="12.046cm" svg:y="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5" draw:text-style-name="P8" draw:layer="layout" svg:width="0.154cm" svg:height="0.154cm" svg:x="10.2cm" svg:y="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name="Freeform 10" draw:style-name="gr106" draw:text-style-name="P7" draw:layer="layout" svg:width="2.712cm" svg:height="1.521cm" svg:x="16.688cm" svg:y="12.308cm">
          <text:p text:style-name="P6"><text:span text:style-name="T17">Points</text:span></text:p>
          <text:p text:style-name="P6"><text:span text:style-name="T9">i</text:span><text:span text:style-name="T17">=1,...,</text:span><text:span text:style-name="T9">N</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107" draw:text-style-name="P8" draw:layer="layout" svg:width="0.832cm" svg:height="0.825cm" svg:x="12.2cm" svg:y="14cm">
          <text:p/>
          <draw:object xlink:href="./Object 1" xlink:type="simple" xlink:show="embed" xlink:actuate="onLoad"/>
          <draw:image xlink:href="./ObjectReplacements/Object 1" xlink:type="simple" xlink:show="embed" xlink:actuate="onLoad"/>
        </draw:frame>
        <draw:frame draw:style-name="gr108" draw:text-style-name="P8" draw:layer="layout" svg:width="1.765cm" svg:height="0.912cm" svg:x="16cm" svg:y="9.488cm">
          <draw:image xlink:href="Pictures/2000001D000004710000024EB2EBB190.svm" xlink:type="simple" xlink:show="embed" xlink:actuate="onLoad">
            <text:p/>
          </draw:image>
        </draw:frame>
        <draw:frame draw:style-name="gr107" draw:text-style-name="P8" draw:layer="layout" svg:width="1.485cm" svg:height="0.916cm" svg:x="6.592cm" svg:y="10.426cm">
          <text:p/>
          <draw:object xlink:href="./Object 2" xlink:type="simple" xlink:show="embed" xlink:actuate="onLoad"/>
          <draw:image xlink:href="./ObjectReplacements/Object 2" xlink:type="simple" xlink:show="embed" xlink:actuate="onLoad"/>
        </draw:frame>
        <presentation:notes draw:style-name="dp2">
          <draw:page-thumbnail draw:name="Slide Image Placeholder 1" draw:style-name="gr14" draw:layer="layout" svg:width="12.7cm" svg:height="9.525cm" svg:x="3.175cm" svg:y="1.931cm" draw:page-number="8" presentation:class="page"/>
          <draw:frame draw:name="TextBox 2" draw:style-name="gr7" draw:text-style-name="P1" draw:layer="layout" svg:width="15.231cm" svg:height="11.421cm" svg:x="1.904cm" svg:y="12.064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1" svg:font-family="Arial" style:font-pitch="variable"/>
    <style:font-face style:name="DejaVu Sans" svg:font-family="'DejaVu Sans'"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1009" svg:viewBox="0 0 20 30" svg:d="M10 0l-10 30h20z"/>
    <draw:marker draw:name="a1022" svg:viewBox="0 0 20 30" svg:d="M10 0l-10 30h20z"/>
    <draw:marker draw:name="a1033" svg:viewBox="0 0 20 30" svg:d="M10 0l-10 30h20z"/>
    <draw:marker draw:name="a1076" svg:viewBox="0 0 20 30" svg:d="M10 0l-10 30h20z"/>
    <draw:marker draw:name="a1080" svg:viewBox="0 0 20 30" svg:d="M10 0l-10 30h20z"/>
    <draw:marker draw:name="a1088" svg:viewBox="0 0 20 30" svg:d="M10 0l-10 30h20z"/>
    <draw:marker draw:name="a1138" svg:viewBox="0 0 20 30" svg:d="M10 0l-10 30h20z"/>
    <draw:marker draw:name="a1146" svg:viewBox="0 0 20 30" svg:d="M10 0l-10 30h20z"/>
    <draw:marker draw:name="a1154" svg:viewBox="0 0 20 30" svg:d="M10 0l-10 30h20z"/>
    <draw:marker draw:name="a436" svg:viewBox="0 0 20 30" svg:d="M10 0l-10 30h20z"/>
    <draw:marker draw:name="a440" svg:viewBox="0 0 20 30" svg:d="M10 0l-10 30h20z"/>
    <draw:marker draw:name="a458" svg:viewBox="0 0 20 30" svg:d="M10 0l-10 30h20z"/>
    <draw:marker draw:name="a462" svg:viewBox="0 0 20 30" svg:d="M10 0l-10 30h20z"/>
    <draw:marker draw:name="a480" svg:viewBox="0 0 20 30" svg:d="M10 0l-10 30h20z"/>
    <draw:marker draw:name="a484" svg:viewBox="0 0 20 30" svg:d="M10 0l-10 30h20z"/>
    <draw:marker draw:name="a509" svg:viewBox="0 0 20 30" svg:d="M10 0l-10 30h20z"/>
    <draw:marker draw:name="a513" svg:viewBox="0 0 20 30" svg:d="M10 0l-10 30h20z"/>
    <draw:marker draw:name="a523" svg:viewBox="0 0 20 30" svg:d="M10 0l-10 30h20z"/>
    <draw:marker draw:name="a540" svg:viewBox="0 0 20 30" svg:d="M10 0l-10 30h20z"/>
    <draw:marker draw:name="a547" svg:viewBox="0 0 20 30" svg:d="M10 0l-10 30h20z"/>
    <draw:marker draw:name="a609" svg:viewBox="0 0 20 30" svg:d="M10 0l-10 30h20z"/>
    <draw:marker draw:name="a613" svg:viewBox="0 0 20 30" svg:d="M10 0l-10 30h20z"/>
    <draw:marker draw:name="a623" svg:viewBox="0 0 20 30" svg:d="M10 0l-10 30h20z"/>
    <draw:marker draw:name="a638" svg:viewBox="0 0 20 30" svg:d="M10 0l-10 30h20z"/>
    <draw:marker draw:name="a649" svg:viewBox="0 0 20 30" svg:d="M10 0l-10 30h20z"/>
    <draw:marker draw:name="a658" svg:viewBox="0 0 20 30" svg:d="M10 0l-10 30h20z"/>
    <draw:marker draw:name="a674" svg:viewBox="0 0 20 30" svg:d="M10 0l-10 30h20z"/>
    <draw:marker draw:name="a704" svg:viewBox="0 0 20 30" svg:d="M10 0l-10 30h20z"/>
    <draw:marker draw:name="a708" svg:viewBox="0 0 20 30" svg:d="M10 0l-10 30h20z"/>
    <draw:marker draw:name="a718" svg:viewBox="0 0 20 30" svg:d="M10 0l-10 30h20z"/>
    <draw:marker draw:name="a728" svg:viewBox="0 0 20 30" svg:d="M10 0l-10 30h20z"/>
    <draw:marker draw:name="a732" svg:viewBox="0 0 20 30" svg:d="M10 0l-10 30h20z"/>
    <draw:marker draw:name="a736" svg:viewBox="0 0 20 30" svg:d="M10 0l-10 30h20z"/>
    <draw:marker draw:name="a754" svg:viewBox="0 0 20 30" svg:d="M10 0l-10 30h20z"/>
    <draw:marker draw:name="a758" svg:viewBox="0 0 20 30" svg:d="M10 0l-10 30h20z"/>
    <draw:marker draw:name="a768" svg:viewBox="0 0 20 30" svg:d="M10 0l-10 30h20z"/>
    <draw:marker draw:name="a781" svg:viewBox="0 0 20 30" svg:d="M10 0l-10 30h20z"/>
    <draw:marker draw:name="a785" svg:viewBox="0 0 20 30" svg:d="M10 0l-10 30h20z"/>
    <draw:marker draw:name="a816" svg:viewBox="0 0 20 30" svg:d="M10 0l-10 30h20z"/>
    <draw:marker draw:name="a827" svg:viewBox="0 0 20 30" svg:d="M10 0l-10 30h20z"/>
    <draw:marker draw:name="a834" svg:viewBox="0 0 20 30" svg:d="M10 0l-10 30h20z"/>
    <draw:marker draw:name="a838" svg:viewBox="0 0 20 30" svg:d="M10 0l-10 30h20z"/>
    <draw:marker draw:name="a875" svg:viewBox="0 0 20 30" svg:d="M10 0l-10 30h20z"/>
    <draw:marker draw:name="a879" svg:viewBox="0 0 20 30" svg:d="M10 0l-10 30h20z"/>
    <draw:marker draw:name="a889" svg:viewBox="0 0 20 30" svg:d="M10 0l-10 30h20z"/>
    <draw:marker draw:name="a901" svg:viewBox="0 0 20 30" svg:d="M10 0l-10 30h20z"/>
    <draw:marker draw:name="a905" svg:viewBox="0 0 20 30" svg:d="M10 0l-10 30h20z"/>
    <draw:marker draw:name="a909" svg:viewBox="0 0 20 30" svg:d="M10 0l-10 30h20z"/>
    <draw:marker draw:name="a919" svg:viewBox="0 0 20 30" svg:d="M10 0l-10 30h20z"/>
    <draw:marker draw:name="a923" svg:viewBox="0 0 20 30" svg:d="M10 0l-10 30h20z"/>
    <draw:marker draw:name="a933" svg:viewBox="0 0 20 30" svg:d="M10 0l-10 30h20z"/>
    <draw:marker draw:name="a946" svg:viewBox="0 0 20 30" svg:d="M10 0l-10 30h20z"/>
    <draw:marker draw:name="a955" svg:viewBox="0 0 20 30" svg:d="M10 0l-10 30h20z"/>
    <draw:marker draw:name="a964" svg:viewBox="0 0 20 30" svg:d="M10 0l-10 30h20z"/>
    <draw:marker draw:name="a995" svg:viewBox="0 0 20 30" svg:d="M10 0l-10 30h20z"/>
    <draw:marker draw:name="a999" svg:viewBox="0 0 20 30" svg:d="M10 0l-10 30h20z"/>
    <draw:stroke-dash draw:name="a1206" draw:style="rect" draw:dots1="1" draw:dots1-length="0.104cm" draw:distance="0.104cm"/>
    <draw:stroke-dash draw:name="a1210" draw:style="rect" draw:dots1="1" draw:dots1-length="0.104cm" draw:distance="0.104cm"/>
    <draw:stroke-dash draw:name="a450" draw:style="rect" draw:dots1="1" draw:dots1-length="0.104cm" draw:distance="0.104cm"/>
    <draw:stroke-dash draw:name="a454" draw:style="rect" draw:dots1="1" draw:dots1-length="0.104cm" draw:distance="0.104cm"/>
    <draw:stroke-dash draw:name="a472" draw:style="rect" draw:dots1="1" draw:dots1-length="0.104cm" draw:distance="0.104cm"/>
    <draw:stroke-dash draw:name="a476" draw:style="rect" draw:dots1="1" draw:dots1-length="0.104cm" draw:distance="0.104cm"/>
    <draw:stroke-dash draw:name="a536" draw:style="rect" draw:dots1="1" draw:dots1-length="0.144cm" draw:distance="0.144cm"/>
    <draw:stroke-dash draw:name="a559" draw:style="rect" draw:dots1="1" draw:dots1-length="0.144cm" draw:distance="0.144cm"/>
    <draw:stroke-dash draw:name="a563" draw:style="rect" draw:dots1="1" draw:dots1-length="0.144cm" draw:distance="0.144cm"/>
    <draw:stroke-dash draw:name="a567" draw:style="rect" draw:dots1="1" draw:dots1-length="0.144cm" draw:distance="0.144cm"/>
    <draw:stroke-dash draw:name="a571" draw:style="rect" draw:dots1="1" draw:dots1-length="0.144cm" draw:distance="0.144cm"/>
    <draw:stroke-dash draw:name="a575" draw:style="rect" draw:dots1="1" draw:dots1-length="0.144cm" draw:distance="0.144cm"/>
    <draw:stroke-dash draw:name="a579" draw:style="rect" draw:dots1="1" draw:dots1-length="0.144cm" draw:distance="0.144cm"/>
    <draw:stroke-dash draw:name="a583" draw:style="rect" draw:dots1="1" draw:dots1-length="0.144cm" draw:distance="0.144cm"/>
    <draw:stroke-dash draw:name="a587" draw:style="rect" draw:dots1="1" draw:dots1-length="0.144cm" draw:distance="0.144cm"/>
    <draw:stroke-dash draw:name="a645" draw:style="rect" draw:dots1="1" draw:dots1-length="0.036cm" draw:distance="0.036cm"/>
    <draw:stroke-dash draw:name="a662" draw:style="rect" draw:dots1="1" draw:dots1-length="0.072cm" draw:distance="0.072cm"/>
    <draw:stroke-dash draw:name="a746" draw:style="rect" draw:dots1="1" draw:dots1-length="0.104cm" draw:distance="0.104cm"/>
    <draw:stroke-dash draw:name="a750" draw:style="rect" draw:dots1="1" draw:dots1-length="0.104cm" draw:distance="0.104cm"/>
    <draw:stroke-dash draw:name="a795" draw:style="rect" draw:dots1="1" draw:dots1-length="0.051cm" draw:distance="0.051cm"/>
    <draw:stroke-dash draw:name="a805" draw:style="rect" draw:dots1="1" draw:dots1-length="0.104cm" draw:distance="0.104cm"/>
    <draw:stroke-dash draw:name="a809" draw:style="rect" draw:dots1="1" draw:dots1-length="0.104cm" draw:distance="0.104cm"/>
    <draw:stroke-dash draw:name="a823" draw:style="rect" draw:dots1="1" draw:dots1-length="0.025cm" draw:distance="0.025cm"/>
    <draw:stroke-dash draw:name="a976" draw:style="rect" draw:dots1="1" draw:dots1-length="0.104cm" draw:distance="0.104cm"/>
    <draw:stroke-dash draw:name="a980" draw:style="rect" draw:dots1="1" draw:dots1-length="0.104cm" draw:distance="0.104cm"/>
    <draw:stroke-dash draw:name="a987" draw:style="rect" draw:dots1="1" draw:dots1-length="0.104cm" draw:distance="0.104cm"/>
    <draw:stroke-dash draw:name="a991" draw:style="rect" draw:dots1="1" draw:dots1-length="0.104cm" draw:distance="0.104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4" style:family="graphic" style:parent-style-name="standard">
      <style:graphic-properties draw:stroke="none" draw:fill="solid" draw:fill-color="#ffffff" draw:opacity="100%" draw:textarea-horizontal-align="left" draw:textarea-vertical-align="middle" draw:auto-grow-height="false" draw:auto-grow-width="false" fo:padding-top="0.13cm" fo:padding-bottom="0.13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Layout1-title-Title-Slide-title">
      <style:graphic-properties draw:stroke="none" draw:fill="none" draw:textarea-horizontal-align="center" draw:textarea-vertical-align="bottom" draw:auto-grow-height="false" draw:auto-grow-width="false" fo:padding-top="0.13cm" fo:padding-bottom="0.13cm" fo:padding-left="0.25cm" fo:padding-right="0.25cm" fo:wrap-option="wrap"/>
    </style:style>
    <style:style style:name="Mpr6" style:family="presentation" style:parent-style-name="Master1-Layout1-title-Title-Slide-subtitle">
      <style:graphic-properties draw:stroke="none" draw:fill="none" draw:textarea-horizontal-align="center" draw:textarea-vertical-align="top" draw:auto-grow-height="false" draw:auto-grow-width="false" fo:padding-top="0.13cm" fo:padding-bottom="0.13cm" fo:padding-left="0.25cm" fo:padding-right="0.25cm" fo:wrap-option="wrap"/>
    </style:style>
    <style:style style:name="Mpr7" style:family="presentation" style:parent-style-name="Master1-Layout1-title-Title-Sli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8"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2-obj-Title-and-Content-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10" style:family="presentation" style:parent-style-name="Master1-Layout2-obj-Title-and-Content-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1" style:family="presentation" style:parent-style-name="Master1-Layout2-obj-Title-and-Content-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2"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3-secHead-Section-Header-title">
      <style:graphic-properties draw:stroke="none" draw:fill="none" draw:textarea-horizontal-align="center" draw:textarea-vertical-align="bottom" draw:auto-grow-height="false" draw:auto-grow-width="false" fo:padding-top="0.13cm" fo:padding-bottom="0.13cm" fo:padding-left="0.25cm" fo:padding-right="0.25cm" fo:wrap-option="wrap"/>
    </style:style>
    <style:style style:name="Mpr14" style:family="presentation" style:parent-style-name="Master1-Layout3-secHead-Section-Header-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5" style:family="presentation" style:parent-style-name="Master1-Layout3-secHead-Section-Header-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6"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4-twoObj-Two-Content-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18" style:family="presentation" style:parent-style-name="Master1-Layout4-twoObj-Two-Content-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9" style:family="presentation" style:parent-style-name="Master1-Layout4-twoObj-Two-Content-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0"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5-twoTxTwoObj-Comparison-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22" style:family="presentation" style:parent-style-name="Master1-Layout5-twoTxTwoObj-Comparison-outline1">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3" style:family="presentation" style:parent-style-name="Master1-Layout5-twoTxTwoObj-Comparison-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4" style:family="presentation" style:parent-style-name="Master1-Layout5-twoTxTwoObj-Comparis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5"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6-titleOnly-Title-Only-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27" style:family="presentation" style:parent-style-name="Master1-Layout6-titleOnly-Title-Only-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8"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7-blank-Blank-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0"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1"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3" style:family="presentation" style:parent-style-name="Master1-Layout8-objTx-Content-with-Caption-title">
      <style:graphic-properties draw:stroke="none" draw:fill="none" draw:textarea-horizontal-align="center" draw:textarea-vertical-align="bottom" draw:auto-grow-height="false" draw:auto-grow-width="false" fo:padding-top="0.13cm" fo:padding-bottom="0.13cm" fo:padding-left="0.25cm" fo:padding-right="0.25cm" fo:wrap-option="wrap"/>
    </style:style>
    <style:style style:name="Mpr34" style:family="presentation" style:parent-style-name="Master1-Layout8-objTx-Content-with-Caption-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5" style:family="presentation" style:parent-style-name="Master1-Layout8-objTx-Content-with-Caption-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6" style:family="presentation" style:parent-style-name="Master1-Layout8-objTx-Content-with-Capti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7"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9-picTx-Picture-with-Caption-title">
      <style:graphic-properties draw:stroke="none" draw:fill="none" draw:textarea-horizontal-align="center" draw:textarea-vertical-align="bottom" draw:auto-grow-height="false" draw:auto-grow-width="false" fo:padding-top="0.13cm" fo:padding-bottom="0.13cm" fo:padding-left="0.25cm" fo:padding-right="0.25cm" fo:wrap-option="wrap"/>
    </style:style>
    <style:style style:name="Mpr39" style:family="presentation" style:parent-style-name="Master1-Layout9-picTx-Picture-with-Caption-title">
      <style:graphic-properties draw:stroke="none" draw:fill="none" draw:textarea-horizontal-align="center" draw:textarea-vertical-align="top" draw:auto-grow-height="false" draw:auto-grow-width="false" fo:padding-top="0.13cm" fo:padding-bottom="0.13cm" fo:padding-left="0.25cm" fo:padding-right="0.25cm" fo:wrap-option="wrap"/>
    </style:style>
    <style:style style:name="Mpr40" style:family="presentation" style:parent-style-name="Master1-Layout9-picTx-Picture-with-Caption-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1" style:family="presentation" style:parent-style-name="Master1-Layout9-picTx-Picture-with-Capti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2"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10-vertTx-Title-and-Vertical-Text-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44" style:family="presentation" style:parent-style-name="Master1-Layout10-vertTx-Title-and-Vertical-Text-outline1">
      <style:graphic-properties draw:stroke="none" draw:fill="none" draw:textarea-horizontal-align="right" draw:textarea-vertical-align="top" draw:auto-grow-height="false" draw:auto-grow-width="false" fo:padding-top="0.13cm" fo:padding-bottom="0.13cm" fo:padding-left="0.25cm" fo:padding-right="0.25cm" fo:wrap-option="wrap"/>
      <style:paragraph-properties style:writing-mode="tb-rl"/>
    </style:style>
    <style:style style:name="Mpr45" style:family="presentation" style:parent-style-name="Master1-Layout10-vertTx-Title-and-Vertical-Text-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6"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11-vertTitleAndTx-Vertical-Title-and-Text-title">
      <style:graphic-properties draw:stroke="none" draw:fill="none" draw:textarea-horizontal-align="center" draw:textarea-vertical-align="middle" draw:auto-grow-height="false" draw:auto-grow-width="false" fo:padding-top="0.13cm" fo:padding-bottom="0.13cm" fo:padding-left="0.25cm" fo:padding-right="0.25cm" fo:wrap-option="wrap"/>
      <style:paragraph-properties style:writing-mode="tb-rl"/>
    </style:style>
    <style:style style:name="Mpr48" style:family="presentation" style:parent-style-name="Master1-Layout11-vertTitleAndTx-Vertical-Title-and-Text-outline1">
      <style:graphic-properties draw:stroke="none" draw:fill="none" draw:textarea-horizontal-align="right" draw:textarea-vertical-align="top" draw:auto-grow-height="false" draw:auto-grow-width="false" fo:padding-top="0.13cm" fo:padding-bottom="0.13cm" fo:padding-left="0.25cm" fo:padding-right="0.25cm" fo:wrap-option="wrap"/>
      <style:paragraph-properties style:writing-mode="tb-rl"/>
    </style:style>
    <style:style style:name="Mpr4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50"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3" style:family="paragraph">
      <style:paragraph-properties style:writing-mode="lr-tb" style:font-independent-line-spacing="true"/>
    </style:style>
    <style:style style:name="MP4" style:family="paragraph">
      <style:paragraph-properties fo:margin-left="0.952cm" fo:margin-right="0cm" fo:margin-top="0.282cm" fo:margin-bottom="0cm" fo:line-height="100%" fo:text-align="start" fo:text-indent="-0.952cm" style:punctuation-wrap="hanging"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11" style:family="paragraph">
      <style:paragraph-properties fo:margin-left="0cm" fo:margin-right="0cm" fo:margin-top="0.282cm" fo:margin-bottom="0cm" fo:line-height="100%" fo:text-align="center" fo:text-indent="0cm" style:punctuation-wrap="hanging" style:writing-mode="lr-tb">
        <style:tab-stops>
          <style:tab-stop style:position="0.952cm"/>
          <style:tab-stop style:position="1.269cm"/>
          <style:tab-stop style:position="2.539cm"/>
          <style:tab-stop style:position="3.809cm"/>
          <style:tab-stop style:position="5.079cm"/>
          <style:tab-stop style:position="6.349cm"/>
          <style:tab-stop style:position="7.619cm"/>
          <style:tab-stop style:position="8.889cm"/>
          <style:tab-stop style:position="10.159cm"/>
          <style:tab-stop style:position="11.429cm"/>
          <style:tab-stop style:position="12.699cm"/>
          <style:tab-stop style:position="13.969cm"/>
          <style:tab-stop style:position="15.239cm"/>
          <style:tab-stop style:position="16.509cm"/>
          <style:tab-stop style:position="17.779cm"/>
          <style:tab-stop style:position="19.049cm"/>
          <style:tab-stop style:position="20.319cm"/>
          <style:tab-stop style:position="21.589cm"/>
          <style:tab-stop style:position="22.859cm"/>
          <style:tab-stop style:position="24.129cm"/>
          <style:tab-stop style:position="25.399cm"/>
        </style:tab-stops>
      </style:paragraph-properties>
    </style:style>
    <style:style style:name="MP12" style:family="paragraph">
      <style:paragraph-properties fo:margin-left="0cm" fo:margin-right="0cm" fo:margin-top="0.282cm" fo:margin-bottom="0cm" fo:line-height="100%" fo:text-align="start" fo:text-indent="0cm" style:punctuation-wrap="hanging" style:writing-mode="lr-tb">
        <style:tab-stops>
          <style:tab-stop style:position="0.952cm"/>
          <style:tab-stop style:position="1.269cm"/>
          <style:tab-stop style:position="2.539cm"/>
          <style:tab-stop style:position="3.809cm"/>
          <style:tab-stop style:position="5.079cm"/>
          <style:tab-stop style:position="6.349cm"/>
          <style:tab-stop style:position="7.619cm"/>
          <style:tab-stop style:position="8.889cm"/>
          <style:tab-stop style:position="10.159cm"/>
          <style:tab-stop style:position="11.429cm"/>
          <style:tab-stop style:position="12.699cm"/>
          <style:tab-stop style:position="13.969cm"/>
          <style:tab-stop style:position="15.239cm"/>
          <style:tab-stop style:position="16.509cm"/>
          <style:tab-stop style:position="17.779cm"/>
          <style:tab-stop style:position="19.049cm"/>
          <style:tab-stop style:position="20.319cm"/>
          <style:tab-stop style:position="21.589cm"/>
          <style:tab-stop style:position="22.859cm"/>
          <style:tab-stop style:position="24.129cm"/>
          <style:tab-stop style:position="25.399cm"/>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line-through-type="none" style:text-position="0% 100%" style:font-name="Arial"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2" style:family="text">
      <style:text-properties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false" style:font-name-asian="DejaVu Sans" style:font-size-asian="32pt" style:font-style-asian="normal" style:font-weight-asian="normal" style:font-name-complex="DejaVu Sans" style:font-size-complex="32pt" style:font-style-complex="normal" style:font-weight-complex="normal"/>
    </style:style>
    <style:style style:name="MT3" style:family="text">
      <style:text-properties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Mangal1" style:font-size-complex="24pt" style:font-style-complex="normal" style:font-weight-complex="normal"/>
    </style:style>
    <style:style style:name="MT4" style:family="text">
      <style:text-properties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MT5" style:family="text">
      <style:text-properties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MT6" style:family="text">
      <style:text-properties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MT7" style:family="text">
      <style:text-properties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false" style:font-name-asian="DejaVu Sans" style:font-size-asian="60pt" style:font-style-asian="normal" style:font-weight-asian="normal" style:font-name-complex="DejaVu Sans" style:font-size-complex="60pt" style:font-style-complex="normal" style:font-weight-complex="normal"/>
    </style:style>
    <style:style style:name="MT8" style:family="text">
      <style:text-properties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false" style:font-name-asian="DejaVu Sans" style:font-size-asian="24pt" style:font-style-asian="normal" style:font-weight-asian="normal" style:font-name-complex="DejaVu Sans" style:font-size-complex="24pt" style:font-style-complex="normal" style:font-weight-complex="normal"/>
    </style:style>
    <style:style style:name="MT9" style:family="text">
      <style:text-properties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false" style:font-name-asian="DejaVu Sans" style:font-size-asian="44pt" style:font-style-asian="normal" style:font-weight-asian="normal" style:font-name-complex="DejaVu Sans" style:font-size-complex="44pt" style:font-style-complex="normal" style:font-weight-complex="normal"/>
    </style:style>
    <style:style style:name="MT10" style:family="text">
      <style:text-properties fo:color="#898989"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false" style:font-name-asian="DejaVu Sans" style:font-size-asian="24pt" style:font-style-asian="normal" style:font-weight-asian="normal" style:font-name-complex="DejaVu Sans" style:font-size-complex="24pt" style:font-style-complex="normal" style:font-weight-complex="normal"/>
    </style:style>
    <style:style style:name="MT11" style:family="text">
      <style:text-properties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false" style:font-name-asian="DejaVu Sans" style:font-size-asian="24pt" style:font-style-asian="normal" style:font-weight-asian="bold" style:font-name-complex="DejaVu Sans" style:font-size-complex="24pt" style:font-style-complex="normal" style:font-weight-complex="bold"/>
    </style:style>
    <style:style style:name="MT12" style:family="text">
      <style:text-properties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false" style:font-name-asian="DejaVu Sans" style:font-size-asian="16pt" style:font-style-asian="normal" style:font-weight-asian="normal" style:font-name-complex="DejaVu Sans"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952cm"/>
        <style:text-properties style:use-window-font-color="true" fo:font-size="45%"/>
      </text:list-level-style-number>
      <text:list-level-style-number text:level="2" style:num-format="">
        <style:list-level-properties text:space-before="0.953cm" text:min-label-width="0.952cm"/>
        <style:text-properties style:use-window-font-color="true" fo:font-size="45%"/>
      </text:list-level-style-number>
      <text:list-level-style-number text:level="3" style:num-format="">
        <style:list-level-properties text:space-before="2.223cm" text:min-label-width="0.952cm"/>
        <style:text-properties style:use-window-font-color="true" fo:font-size="45%"/>
      </text:list-level-style-number>
      <text:list-level-style-number text:level="4" style:num-format="">
        <style:list-level-properties text:space-before="3.493cm" text:min-label-width="0.952cm"/>
        <style:text-properties style:use-window-font-color="true" fo:font-size="45%"/>
      </text:list-level-style-number>
      <text:list-level-style-number text:level="5" style:num-format="">
        <style:list-level-properties text:space-before="4.763cm" text:min-label-width="0.952cm"/>
        <style:text-properties style:use-window-font-color="true" fo:font-size="45%"/>
      </text:list-level-style-number>
      <text:list-level-style-number text:level="6" style:num-format="">
        <style:list-level-properties text:space-before="6.033cm" text:min-label-width="0.952cm"/>
        <style:text-properties style:use-window-font-color="true" fo:font-size="45%"/>
      </text:list-level-style-number>
      <text:list-level-style-number text:level="7" style:num-format="">
        <style:list-level-properties text:space-before="7.303cm" text:min-label-width="0.952cm"/>
        <style:text-properties style:use-window-font-color="true" fo:font-size="45%"/>
      </text:list-level-style-number>
      <text:list-level-style-number text:level="8" style:num-format="">
        <style:list-level-properties text:space-before="8.573cm" text:min-label-width="0.952cm"/>
        <style:text-properties style:use-window-font-color="true" fo:font-size="45%"/>
      </text:list-level-style-number>
      <text:list-level-style-number text:level="9" style:num-format="">
        <style:list-level-properties text:space-before="9.843cm" text:min-label-width="0.9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17cm"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66cm" svg:height="1.269cm" svg:x="0cm" svg:y="0cm" presentation:class="header">
        <draw:text-box>
          <text:p/>
        </draw:text-box>
      </draw:frame>
      <draw:frame draw:name="Date Placeholder 2" draw:style-name="Mgr1" draw:text-style-name="MP1" draw:layer="backgroundobjects" svg:width="8.266cm" svg:height="1.269cm" svg:x="10.783cm" svg:y="0cm" presentation:class="date-time">
        <draw:text-box>
          <text:p/>
        </draw:text-box>
      </draw:frame>
      <draw:frame draw:name="Footer Placeholder 3" draw:style-name="Mgr2" draw:text-style-name="MP1" draw:layer="backgroundobjects" svg:width="8.266cm" svg:height="1.269cm" svg:x="0cm" svg:y="24.13cm" presentation:class="footer">
        <draw:text-box>
          <text:p/>
        </draw:text-box>
      </draw:frame>
      <draw:frame draw:name="Slide Number Placeholder 4" draw:style-name="Mgr2" draw:text-style-name="MP1"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7.448cm" svg:height="5.587cm" svg:x="1.513cm" svg:y="2.54cm" draw:page-number="1"/>
      <draw:page-thumbnail draw:layer="backgroundobjects" svg:width="7.448cm" svg:height="5.587cm" svg:x="10.085cm" svg:y="2.54cm"/>
      <draw:page-thumbnail draw:layer="backgroundobjects" svg:width="7.448cm" svg:height="5.587cm" svg:x="1.513cm" svg:y="9.904cm"/>
      <draw:page-thumbnail draw:layer="backgroundobjects" svg:width="7.448cm" svg:height="5.587cm" svg:x="10.085cm" svg:y="9.904cm"/>
      <draw:page-thumbnail draw:layer="backgroundobjects" svg:width="7.448cm" svg:height="5.587cm" svg:x="1.513cm" svg:y="17.268cm"/>
      <draw:page-thumbnail draw:layer="backgroundobjects" svg:width="7.448cm" svg:height="5.587cm" svg:x="10.085cm" svg:y="17.268cm"/>
    </style:handout-master>
    <style:master-page style:name="Master1-Default" style:page-layout-name="PM1" draw:style-name="Mdp1">
      <draw:frame draw:name="Title Placeholder 1" presentation:style-name="Mpr1" draw:text-style-name="MP3" draw:layer="backgroundobjects" svg:width="22.847cm" svg:height="3.162cm" svg:x="1.269cm" svg:y="0.763cm" presentation:class="title">
        <draw:text-box>
          <text:p/>
        </draw:text-box>
      </draw:frame>
      <draw:frame draw:name="Text Placeholder 2" presentation:style-name="Mpr2" draw:text-style-name="MP3" draw:layer="backgroundobjects" svg:width="22.847cm" svg:height="12.559cm" svg:x="1.269cm" svg:y="4.44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5.913cm" svg:height="1.31cm" svg:x="1.269cm" svg:y="17.348cm" presentation:class="date-time">
        <draw:text-box>
          <text:p/>
        </draw:text-box>
      </draw:frame>
      <draw:frame draw:name="Footer Placeholder 4" presentation:style-name="Mpr3" draw:text-style-name="MP3" draw:layer="backgroundobjects" svg:width="8.03cm" svg:height="1.31cm" svg:x="8.678cm" svg:y="17.348cm" presentation:class="footer">
        <draw:text-box>
          <text:p/>
        </draw:text-box>
      </draw:frame>
      <draw:frame draw:name="Slide Number Placeholder 5" presentation:style-name="Mpr3"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Default-title" draw:layer="backgroundobjects" svg:width="32.764cm" svg:height="34.692cm" svg:x="-32.773cm" svg:y="-32.769cm" presentation:class="page"/>
        <draw:frame draw:name="Notes Placeholder 5" presentation:style-name="Mpr4" draw:text-style-name="MP3" draw:layer="backgroundobjects" svg:width="15.227cm" svg:height="11.417cm" svg:x="1.904cm" svg:y="12.064cm" presentation:class="notes">
          <draw:text-box>
            <text:p/>
          </draw:text-box>
        </draw:frame>
      </presentation:notes>
    </style:master-page>
    <style:master-page style:name="Master1-Layout1-title-Title-Slide" style:page-layout-name="PM1" draw:style-name="Mdp1">
      <draw:frame draw:name="Title 1" presentation:style-name="Mpr5" draw:text-style-name="MP3" draw:layer="backgroundobjects" svg:width="19.05cm" svg:height="6.632cm" svg:x="3.175cm" svg:y="3.118cm" presentation:class="title">
        <draw:text-box>
          <text:p text:style-name="MP10"><text:span text:style-name="MT7">Click to edit Master title style</text:span></text:p>
        </draw:text-box>
      </draw:frame>
      <draw:frame draw:name="Subtitle 2" presentation:style-name="Mpr6" draw:text-style-name="MP3" draw:layer="backgroundobjects" svg:width="19.05cm" svg:height="4.599cm" svg:x="3.175cm" svg:y="10.006cm" presentation:class="subtitle">
        <draw:text-box>
          <text:p text:style-name="MP11"><text:span text:style-name="MT8">Click to edit Master subtitle style</text:span></text:p>
        </draw:text-box>
      </draw:frame>
      <draw:frame draw:name="Date Placeholder 3" presentation:style-name="Mpr7" draw:text-style-name="MP3" draw:layer="backgroundobjects" svg:width="5.913cm" svg:height="1.31cm" svg:x="1.269cm" svg:y="17.348cm" presentation:class="date-time">
        <draw:text-box>
          <text:p/>
        </draw:text-box>
      </draw:frame>
      <draw:frame draw:name="Footer Placeholder 4" presentation:style-name="Mpr7" draw:text-style-name="MP3" draw:layer="backgroundobjects" svg:width="8.03cm" svg:height="1.31cm" svg:x="8.678cm" svg:y="17.348cm" presentation:class="footer">
        <draw:text-box>
          <text:p/>
        </draw:text-box>
      </draw:frame>
      <draw:frame draw:name="Slide Number Placeholder 5" presentation:style-name="Mpr7"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1-title-Title-Slide-title" draw:layer="backgroundobjects" svg:width="32.764cm" svg:height="34.692cm" svg:x="-32.773cm" svg:y="-32.769cm" presentation:class="page"/>
        <draw:frame draw:name="Notes Placeholder 5" presentation:style-name="Mpr8" draw:text-style-name="MP3" draw:layer="backgroundobjects" svg:width="15.227cm" svg:height="11.417cm" svg:x="1.904cm" svg:y="12.064cm" presentation:class="notes">
          <draw:text-box>
            <text:p/>
          </draw:text-box>
        </draw:frame>
      </presentation:notes>
    </style:master-page>
    <style:master-page style:name="Master1-Layout2-obj-Title-and-Content" style:page-layout-name="PM1" draw:style-name="Mdp1">
      <draw:frame draw:name="Title 1" presentation:style-name="Mpr9" draw:text-style-name="MP3" draw:layer="backgroundobjects" svg:width="22.847cm" svg:height="3.162cm" svg:x="1.269cm" svg:y="0.763cm" presentation:class="title">
        <draw:text-box>
          <text:p text:style-name="MP10"><text:span text:style-name="MT9">Click to edit Master title style</text:span></text:p>
        </draw:text-box>
      </draw:frame>
      <draw:frame draw:name="Content Placeholder 2" presentation:style-name="Mpr10" draw:text-style-name="MP3" draw:layer="backgroundobjects" svg:width="22.847cm" svg:height="12.559cm" svg:x="1.269cm" svg:y="4.444cm" presentation:class="title">
        <draw:text-box>
          <text:p text:style-name="MP4"><text:span text:style-name="MT2">Click to 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3" presentation:style-name="Mpr11" draw:text-style-name="MP3" draw:layer="backgroundobjects" svg:width="5.913cm" svg:height="1.31cm" svg:x="1.269cm" svg:y="17.348cm" presentation:class="date-time">
        <draw:text-box>
          <text:p/>
        </draw:text-box>
      </draw:frame>
      <draw:frame draw:name="Footer Placeholder 4" presentation:style-name="Mpr11" draw:text-style-name="MP3" draw:layer="backgroundobjects" svg:width="8.03cm" svg:height="1.31cm" svg:x="8.678cm" svg:y="17.348cm" presentation:class="footer">
        <draw:text-box>
          <text:p/>
        </draw:text-box>
      </draw:frame>
      <draw:frame draw:name="Slide Number Placeholder 5" presentation:style-name="Mpr11"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2-obj-Title-and-Content-title" draw:layer="backgroundobjects" svg:width="32.764cm" svg:height="34.692cm" svg:x="-32.773cm" svg:y="-32.769cm" presentation:class="page"/>
        <draw:frame draw:name="Notes Placeholder 5" presentation:style-name="Mpr12" draw:text-style-name="MP3" draw:layer="backgroundobjects" svg:width="15.227cm" svg:height="11.417cm" svg:x="1.904cm" svg:y="12.064cm" presentation:class="notes">
          <draw:text-box>
            <text:p/>
          </draw:text-box>
        </draw:frame>
      </presentation:notes>
    </style:master-page>
    <style:master-page style:name="Master1-Layout3-secHead-Section-Header" style:page-layout-name="PM1" draw:style-name="Mdp1">
      <draw:frame draw:name="Title 1" presentation:style-name="Mpr13" draw:text-style-name="MP3" draw:layer="backgroundobjects" svg:width="21.908cm" svg:height="7.924cm" svg:x="1.733cm" svg:y="4.749cm" presentation:class="title">
        <draw:text-box>
          <text:p text:style-name="MP10"><text:span text:style-name="MT7">Click to edit Master title style</text:span></text:p>
        </draw:text-box>
      </draw:frame>
      <draw:frame draw:name="Text Placeholder 2" presentation:style-name="Mpr14" draw:text-style-name="MP3" draw:layer="backgroundobjects" svg:width="21.908cm" svg:height="4.167cm" svg:x="1.733cm" svg:y="12.749cm" presentation:class="outline">
        <draw:text-box>
          <text:list text:style-name="ML6">
            <text:list-item>
              <text:p text:style-name="MP12"><text:span text:style-name="MT10">Click to edit Master text styles</text:span></text:p>
            </text:list-item>
          </text:list>
        </draw:text-box>
      </draw:frame>
      <draw:frame draw:name="Date Placeholder 3" presentation:style-name="Mpr15" draw:text-style-name="MP3" draw:layer="backgroundobjects" svg:width="5.913cm" svg:height="1.31cm" svg:x="1.269cm" svg:y="17.348cm" presentation:class="date-time">
        <draw:text-box>
          <text:p/>
        </draw:text-box>
      </draw:frame>
      <draw:frame draw:name="Footer Placeholder 4" presentation:style-name="Mpr15" draw:text-style-name="MP3" draw:layer="backgroundobjects" svg:width="8.03cm" svg:height="1.31cm" svg:x="8.678cm" svg:y="17.348cm" presentation:class="footer">
        <draw:text-box>
          <text:p/>
        </draw:text-box>
      </draw:frame>
      <draw:frame draw:name="Slide Number Placeholder 5" presentation:style-name="Mpr15"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3-secHead-Section-Header-title" draw:layer="backgroundobjects" svg:width="32.764cm" svg:height="34.692cm" svg:x="-32.773cm" svg:y="-32.769cm" presentation:class="page"/>
        <draw:frame draw:name="Notes Placeholder 5" presentation:style-name="Mpr16" draw:text-style-name="MP3" draw:layer="backgroundobjects" svg:width="15.227cm" svg:height="11.417cm" svg:x="1.904cm" svg:y="12.064cm" presentation:class="notes">
          <draw:text-box>
            <text:p/>
          </draw:text-box>
        </draw:frame>
      </presentation:notes>
    </style:master-page>
    <style:master-page style:name="Master1-Layout4-twoObj-Two-Content" style:page-layout-name="PM1" draw:style-name="Mdp1">
      <draw:frame draw:name="Title 1" presentation:style-name="Mpr17" draw:text-style-name="MP3" draw:layer="backgroundobjects" svg:width="22.847cm" svg:height="3.162cm" svg:x="1.269cm" svg:y="0.763cm" presentation:class="title">
        <draw:text-box>
          <text:p text:style-name="MP10"><text:span text:style-name="MT9">Click to edit Master title style</text:span></text:p>
        </draw:text-box>
      </draw:frame>
      <draw:frame draw:name="Content Placeholder 2" presentation:style-name="Mpr18" draw:text-style-name="MP3" draw:layer="backgroundobjects" svg:width="11.21cm" svg:height="12.559cm" svg:x="1.27cm" svg:y="4.445cm" presentation:class="title">
        <draw:text-box>
          <text:p text:style-name="MP4"><text:span text:style-name="MT2">Click to 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Content Placeholder 3" presentation:style-name="Mpr18" draw:text-style-name="MP3" draw:layer="backgroundobjects" svg:width="11.214cm" svg:height="12.559cm" svg:x="12.903cm" svg:y="4.445cm" presentation:class="title">
        <draw:text-box>
          <text:p text:style-name="MP4"><text:span text:style-name="MT2">Click to 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4" presentation:style-name="Mpr19" draw:text-style-name="MP3" draw:layer="backgroundobjects" svg:width="5.913cm" svg:height="1.31cm" svg:x="1.269cm" svg:y="17.348cm" presentation:class="date-time">
        <draw:text-box>
          <text:p/>
        </draw:text-box>
      </draw:frame>
      <draw:frame draw:name="Footer Placeholder 5" presentation:style-name="Mpr19" draw:text-style-name="MP3" draw:layer="backgroundobjects" svg:width="8.03cm" svg:height="1.31cm" svg:x="8.678cm" svg:y="17.348cm" presentation:class="footer">
        <draw:text-box>
          <text:p/>
        </draw:text-box>
      </draw:frame>
      <draw:frame draw:name="Slide Number Placeholder 6" presentation:style-name="Mpr19"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4-twoObj-Two-Content-title" draw:layer="backgroundobjects" svg:width="32.764cm" svg:height="34.692cm" svg:x="-32.773cm" svg:y="-32.769cm" presentation:class="page"/>
        <draw:frame draw:name="Notes Placeholder 5" presentation:style-name="Mpr20" draw:text-style-name="MP3" draw:layer="backgroundobjects" svg:width="15.227cm" svg:height="11.417cm" svg:x="1.904cm" svg:y="12.064cm" presentation:class="notes">
          <draw:text-box>
            <text:p/>
          </draw:text-box>
        </draw:frame>
      </presentation:notes>
    </style:master-page>
    <style:master-page style:name="Master1-Layout5-twoTxTwoObj-Comparison" style:page-layout-name="PM1" draw:style-name="Mdp1">
      <draw:frame draw:name="Title 1" presentation:style-name="Mpr21" draw:text-style-name="MP3" draw:layer="backgroundobjects" svg:width="21.908cm" svg:height="3.682cm" svg:x="1.751cm" svg:y="1.014cm" presentation:class="title">
        <draw:text-box>
          <text:p text:style-name="MP10"><text:span text:style-name="MT9">Click to edit Master title style</text:span></text:p>
        </draw:text-box>
      </draw:frame>
      <draw:frame draw:name="Text Placeholder 2" presentation:style-name="Mpr22" draw:text-style-name="MP3" draw:layer="backgroundobjects" svg:width="10.746cm" svg:height="2.289cm" svg:x="1.751cm" svg:y="4.67cm" presentation:class="outline">
        <draw:text-box>
          <text:list text:style-name="ML6">
            <text:list-item>
              <text:p text:style-name="MP12"><text:span text:style-name="MT11">Click to edit Master text styles</text:span></text:p>
            </text:list-item>
          </text:list>
        </draw:text-box>
      </draw:frame>
      <draw:frame draw:name="Content Placeholder 3" presentation:style-name="Mpr23" draw:text-style-name="MP3" draw:layer="backgroundobjects" svg:width="10.746cm" svg:height="10.235cm" svg:x="1.751cm" svg:y="6.959cm" presentation:class="title">
        <draw:text-box>
          <text:p text:style-name="MP4"><text:span text:style-name="MT2">Click to 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4" presentation:style-name="Mpr22" draw:text-style-name="MP3" draw:layer="backgroundobjects" svg:width="10.799cm" svg:height="2.289cm" svg:x="12.859cm" svg:y="4.67cm" presentation:class="outline">
        <draw:text-box>
          <text:list text:style-name="ML6">
            <text:list-item>
              <text:p text:style-name="MP12"><text:span text:style-name="MT11">Click to edit Master text styles</text:span></text:p>
            </text:list-item>
          </text:list>
        </draw:text-box>
      </draw:frame>
      <draw:frame draw:name="Content Placeholder 5" presentation:style-name="Mpr23" draw:text-style-name="MP3" draw:layer="backgroundobjects" svg:width="10.799cm" svg:height="10.235cm" svg:x="12.859cm" svg:y="6.959cm" presentation:class="title">
        <draw:text-box>
          <text:p text:style-name="MP4"><text:span text:style-name="MT2">Click to 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6" presentation:style-name="Mpr24" draw:text-style-name="MP3" draw:layer="backgroundobjects" svg:width="5.913cm" svg:height="1.31cm" svg:x="1.269cm" svg:y="17.348cm" presentation:class="date-time">
        <draw:text-box>
          <text:p/>
        </draw:text-box>
      </draw:frame>
      <draw:frame draw:name="Footer Placeholder 7" presentation:style-name="Mpr24" draw:text-style-name="MP3" draw:layer="backgroundobjects" svg:width="8.03cm" svg:height="1.31cm" svg:x="8.678cm" svg:y="17.348cm" presentation:class="footer">
        <draw:text-box>
          <text:p/>
        </draw:text-box>
      </draw:frame>
      <draw:frame draw:name="Slide Number Placeholder 8" presentation:style-name="Mpr24"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5-twoTxTwoObj-Comparison-title" draw:layer="backgroundobjects" svg:width="32.764cm" svg:height="34.692cm" svg:x="-32.773cm" svg:y="-32.769cm" presentation:class="page"/>
        <draw:frame draw:name="Notes Placeholder 5" presentation:style-name="Mpr25" draw:text-style-name="MP3" draw:layer="backgroundobjects" svg:width="15.227cm" svg:height="11.417cm" svg:x="1.904cm" svg:y="12.064cm" presentation:class="notes">
          <draw:text-box>
            <text:p/>
          </draw:text-box>
        </draw:frame>
      </presentation:notes>
    </style:master-page>
    <style:master-page style:name="Master1-Layout6-titleOnly-Title-Only" style:page-layout-name="PM1" draw:style-name="Mdp1">
      <draw:frame draw:name="Title 1" presentation:style-name="Mpr26" draw:text-style-name="MP3" draw:layer="backgroundobjects" svg:width="22.847cm" svg:height="3.162cm" svg:x="1.269cm" svg:y="0.763cm" presentation:class="title">
        <draw:text-box>
          <text:p text:style-name="MP10"><text:span text:style-name="MT9">Click to edit Master title style</text:span></text:p>
        </draw:text-box>
      </draw:frame>
      <draw:frame draw:name="Date Placeholder 2" presentation:style-name="Mpr27" draw:text-style-name="MP3" draw:layer="backgroundobjects" svg:width="5.913cm" svg:height="1.31cm" svg:x="1.269cm" svg:y="17.348cm" presentation:class="date-time">
        <draw:text-box>
          <text:p/>
        </draw:text-box>
      </draw:frame>
      <draw:frame draw:name="Footer Placeholder 3" presentation:style-name="Mpr27" draw:text-style-name="MP3" draw:layer="backgroundobjects" svg:width="8.03cm" svg:height="1.31cm" svg:x="8.678cm" svg:y="17.348cm" presentation:class="footer">
        <draw:text-box>
          <text:p/>
        </draw:text-box>
      </draw:frame>
      <draw:frame draw:name="Slide Number Placeholder 4" presentation:style-name="Mpr27"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6-titleOnly-Title-Only-title" draw:layer="backgroundobjects" svg:width="32.764cm" svg:height="34.692cm" svg:x="-32.773cm" svg:y="-32.769cm" presentation:class="page"/>
        <draw:frame draw:name="Notes Placeholder 5" presentation:style-name="Mpr28" draw:text-style-name="MP3" draw:layer="backgroundobjects" svg:width="15.227cm" svg:height="11.417cm" svg:x="1.904cm" svg:y="12.064cm" presentation:class="notes">
          <draw:text-box>
            <text:p/>
          </draw:text-box>
        </draw:frame>
      </presentation:notes>
    </style:master-page>
    <style:master-page style:name="Master1-Layout7-blank-Blank" style:page-layout-name="PM1" draw:style-name="Mdp1">
      <draw:frame draw:name="Date Placeholder 1" presentation:style-name="Mpr29" draw:text-style-name="MP3" draw:layer="backgroundobjects" svg:width="5.913cm" svg:height="1.31cm" svg:x="1.269cm" svg:y="17.348cm" presentation:class="date-time">
        <draw:text-box>
          <text:p/>
        </draw:text-box>
      </draw:frame>
      <draw:frame draw:name="Footer Placeholder 2" presentation:style-name="Mpr29" draw:text-style-name="MP3" draw:layer="backgroundobjects" svg:width="8.03cm" svg:height="1.31cm" svg:x="8.678cm" svg:y="17.348cm" presentation:class="footer">
        <draw:text-box>
          <text:p/>
        </draw:text-box>
      </draw:frame>
      <draw:frame draw:name="Slide Number Placeholder 3" presentation:style-name="Mpr29" draw:text-style-name="MP3" draw:layer="backgroundobjects" svg:width="5.914cm" svg:height="1.31cm" svg:x="18.203cm" svg:y="17.348cm" presentation:class="page-number">
        <draw:text-box>
          <text:p text:style-name="MP9"><text:span text:style-name="MT6"><text:page-number>&lt;number&gt;</text:page-number></text:span></text:p>
        </draw:text-box>
      </draw:frame>
      <draw:frame draw:name="Title 4" presentation:style-name="Mpr30" draw:text-style-name="MP3" draw:layer="backgroundobjects" svg:width="22.859cm" svg:height="3.18cm" svg:x="1.27cm" svg:y="0.76cm" presentation:class="title">
        <draw:text-box>
          <text:p/>
        </draw:text-box>
      </draw:frame>
      <draw:frame draw:name="Text Placeholder 5" presentation:style-name="Mpr31" draw:text-style-name="MP3" draw:layer="backgroundobjects" svg:width="22.859cm" svg:height="11.048cm" svg:x="1.27cm" svg:y="4.457cm" presentation:class="outline">
        <draw:text-box>
          <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7-blank-Blank-title" draw:layer="backgroundobjects" svg:width="32.764cm" svg:height="34.692cm" svg:x="-32.773cm" svg:y="-32.769cm" presentation:class="page"/>
        <draw:frame draw:name="Notes Placeholder 5" presentation:style-name="Mpr32" draw:text-style-name="MP3" draw:layer="backgroundobjects" svg:width="15.227cm" svg:height="11.417cm" svg:x="1.904cm" svg:y="12.064cm" presentation:class="notes">
          <draw:text-box>
            <text:p/>
          </draw:text-box>
        </draw:frame>
      </presentation:notes>
    </style:master-page>
    <style:master-page style:name="Master1-Layout8-objTx-Content-with-Caption" style:page-layout-name="PM1" draw:style-name="Mdp1">
      <draw:frame draw:name="Title 1" presentation:style-name="Mpr33" draw:text-style-name="MP3" draw:layer="backgroundobjects" svg:width="8.193cm" svg:height="4.445cm" svg:x="1.751cm" svg:y="1.27cm" presentation:class="title">
        <draw:text-box>
          <text:p text:style-name="MP10"><text:span text:style-name="MT2">Click to edit Master title style</text:span></text:p>
        </draw:text-box>
      </draw:frame>
      <draw:frame draw:name="Content Placeholder 2" presentation:style-name="Mpr34" draw:text-style-name="MP3" draw:layer="backgroundobjects" svg:width="12.859cm" svg:height="13.538cm" svg:x="10.799cm" svg:y="2.743cm" presentation:class="title">
        <draw:text-box>
          <text:p text:style-name="MP4"><text:span text:style-name="MT2">Click to 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3" presentation:style-name="Mpr35" draw:text-style-name="MP3" draw:layer="backgroundobjects" svg:width="8.193cm" svg:height="10.588cm" svg:x="1.751cm" svg:y="5.715cm" presentation:class="outline">
        <draw:text-box>
          <text:list text:style-name="ML6">
            <text:list-item>
              <text:p text:style-name="MP12"><text:span text:style-name="MT12">Click to edit Master text styles</text:span></text:p>
            </text:list-item>
          </text:list>
        </draw:text-box>
      </draw:frame>
      <draw:frame draw:name="Date Placeholder 4" presentation:style-name="Mpr36" draw:text-style-name="MP3" draw:layer="backgroundobjects" svg:width="5.913cm" svg:height="1.31cm" svg:x="1.269cm" svg:y="17.348cm" presentation:class="date-time">
        <draw:text-box>
          <text:p/>
        </draw:text-box>
      </draw:frame>
      <draw:frame draw:name="Footer Placeholder 5" presentation:style-name="Mpr36" draw:text-style-name="MP3" draw:layer="backgroundobjects" svg:width="8.03cm" svg:height="1.31cm" svg:x="8.678cm" svg:y="17.348cm" presentation:class="footer">
        <draw:text-box>
          <text:p/>
        </draw:text-box>
      </draw:frame>
      <draw:frame draw:name="Slide Number Placeholder 6" presentation:style-name="Mpr36"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8-objTx-Content-with-Caption-title" draw:layer="backgroundobjects" svg:width="32.764cm" svg:height="34.692cm" svg:x="-32.773cm" svg:y="-32.769cm" presentation:class="page"/>
        <draw:frame draw:name="Notes Placeholder 5" presentation:style-name="Mpr37" draw:text-style-name="MP3" draw:layer="backgroundobjects" svg:width="15.227cm" svg:height="11.417cm" svg:x="1.904cm" svg:y="12.064cm" presentation:class="notes">
          <draw:text-box>
            <text:p/>
          </draw:text-box>
        </draw:frame>
      </presentation:notes>
    </style:master-page>
    <style:master-page style:name="Master1-Layout9-picTx-Picture-with-Caption" style:page-layout-name="PM1" draw:style-name="Mdp1">
      <draw:frame draw:name="Title 1" presentation:style-name="Mpr38" draw:text-style-name="MP3" draw:layer="backgroundobjects" svg:width="8.193cm" svg:height="4.445cm" svg:x="1.751cm" svg:y="1.27cm" presentation:class="title">
        <draw:text-box>
          <text:p text:style-name="MP10"><text:span text:style-name="MT2">Click to edit Master title style</text:span></text:p>
        </draw:text-box>
      </draw:frame>
      <draw:frame draw:name="Picture Placeholder 2" presentation:style-name="Mpr39" draw:text-style-name="MP3" draw:layer="backgroundobjects" svg:width="12.859cm" svg:height="13.538cm" svg:x="10.799cm" svg:y="2.743cm" presentation:class="title">
        <draw:text-box>
          <text:p/>
        </draw:text-box>
      </draw:frame>
      <draw:frame draw:name="Text Placeholder 3" presentation:style-name="Mpr40" draw:text-style-name="MP3" draw:layer="backgroundobjects" svg:width="8.193cm" svg:height="10.588cm" svg:x="1.751cm" svg:y="5.715cm" presentation:class="outline">
        <draw:text-box>
          <text:list text:style-name="ML6">
            <text:list-item>
              <text:p text:style-name="MP12"><text:span text:style-name="MT12">Click to edit Master text styles</text:span></text:p>
            </text:list-item>
          </text:list>
        </draw:text-box>
      </draw:frame>
      <draw:frame draw:name="Date Placeholder 4" presentation:style-name="Mpr41" draw:text-style-name="MP3" draw:layer="backgroundobjects" svg:width="5.913cm" svg:height="1.31cm" svg:x="1.269cm" svg:y="17.348cm" presentation:class="date-time">
        <draw:text-box>
          <text:p/>
        </draw:text-box>
      </draw:frame>
      <draw:frame draw:name="Footer Placeholder 5" presentation:style-name="Mpr41" draw:text-style-name="MP3" draw:layer="backgroundobjects" svg:width="8.03cm" svg:height="1.31cm" svg:x="8.678cm" svg:y="17.348cm" presentation:class="footer">
        <draw:text-box>
          <text:p/>
        </draw:text-box>
      </draw:frame>
      <draw:frame draw:name="Slide Number Placeholder 6" presentation:style-name="Mpr41"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9-picTx-Picture-with-Caption-title" draw:layer="backgroundobjects" svg:width="32.764cm" svg:height="34.692cm" svg:x="-32.773cm" svg:y="-32.769cm" presentation:class="page"/>
        <draw:frame draw:name="Notes Placeholder 5" presentation:style-name="Mpr42" draw:text-style-name="MP3" draw:layer="backgroundobjects" svg:width="15.227cm" svg:height="11.417cm" svg:x="1.904cm" svg:y="12.064cm" presentation:class="notes">
          <draw:text-box>
            <text:p/>
          </draw:text-box>
        </draw:frame>
      </presentation:notes>
    </style:master-page>
    <style:master-page style:name="Master1-Layout10-vertTx-Title-and-Vertical-Text" style:page-layout-name="PM1" draw:style-name="Mdp1">
      <draw:frame draw:name="Title 1" presentation:style-name="Mpr43" draw:text-style-name="MP3" draw:layer="backgroundobjects" svg:width="22.847cm" svg:height="3.162cm" svg:x="1.269cm" svg:y="0.763cm" presentation:class="title">
        <draw:text-box>
          <text:p text:style-name="MP10"><text:span text:style-name="MT9">Click to edit Master title style</text:span></text:p>
        </draw:text-box>
      </draw:frame>
      <draw:frame draw:name="Vertical Text Placeholder 2" presentation:style-name="Mpr44" draw:text-style-name="MP13" draw:layer="backgroundobjects" svg:width="22.847cm" svg:height="12.559cm" svg:x="1.269cm" svg:y="4.44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45" draw:text-style-name="MP3" draw:layer="backgroundobjects" svg:width="5.913cm" svg:height="1.31cm" svg:x="1.269cm" svg:y="17.348cm" presentation:class="date-time">
        <draw:text-box>
          <text:p/>
        </draw:text-box>
      </draw:frame>
      <draw:frame draw:name="Footer Placeholder 4" presentation:style-name="Mpr45" draw:text-style-name="MP3" draw:layer="backgroundobjects" svg:width="8.03cm" svg:height="1.31cm" svg:x="8.678cm" svg:y="17.348cm" presentation:class="footer">
        <draw:text-box>
          <text:p/>
        </draw:text-box>
      </draw:frame>
      <draw:frame draw:name="Slide Number Placeholder 5" presentation:style-name="Mpr45"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10-vertTx-Title-and-Vertical-Text-title" draw:layer="backgroundobjects" svg:width="32.764cm" svg:height="34.692cm" svg:x="-32.773cm" svg:y="-32.769cm" presentation:class="page"/>
        <draw:frame draw:name="Notes Placeholder 5" presentation:style-name="Mpr46" draw:text-style-name="MP3" draw:layer="backgroundobjects" svg:width="15.227cm" svg:height="11.417cm" svg:x="1.904cm" svg:y="12.064cm" presentation:class="notes">
          <draw:text-box>
            <text:p/>
          </draw:text-box>
        </draw:frame>
      </presentation:notes>
    </style:master-page>
    <style:master-page style:name="Master1-Layout11-vertTitleAndTx-Vertical-Title-and-Text" style:page-layout-name="PM1" draw:style-name="Mdp1">
      <draw:frame draw:name="Vertical Title 1" presentation:style-name="Mpr47" draw:text-style-name="MP13" draw:layer="backgroundobjects" svg:width="5.711cm" svg:height="16.241cm" svg:x="18.406cm" svg:y="0.763cm" presentation:class="title">
        <draw:text-box>
          <text:p text:style-name="MP10"><text:span text:style-name="MT9">Click to edit Master title style</text:span></text:p>
        </draw:text-box>
      </draw:frame>
      <draw:frame draw:name="Vertical Text Placeholder 2" presentation:style-name="Mpr48" draw:text-style-name="MP13" draw:layer="backgroundobjects" svg:width="16.713cm" svg:height="16.241cm" svg:x="1.27cm" svg:y="0.763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49" draw:text-style-name="MP3" draw:layer="backgroundobjects" svg:width="5.913cm" svg:height="1.31cm" svg:x="1.269cm" svg:y="17.348cm" presentation:class="date-time">
        <draw:text-box>
          <text:p/>
        </draw:text-box>
      </draw:frame>
      <draw:frame draw:name="Footer Placeholder 4" presentation:style-name="Mpr49" draw:text-style-name="MP3" draw:layer="backgroundobjects" svg:width="8.03cm" svg:height="1.31cm" svg:x="8.678cm" svg:y="17.348cm" presentation:class="footer">
        <draw:text-box>
          <text:p/>
        </draw:text-box>
      </draw:frame>
      <draw:frame draw:name="Slide Number Placeholder 5" presentation:style-name="Mpr49" draw:text-style-name="MP3" draw:layer="backgroundobjects" svg:width="5.914cm" svg:height="1.31cm" svg:x="18.203cm" svg:y="17.348cm" presentation:class="page-number">
        <draw:text-box>
          <text:p text:style-name="MP9"><text:span text:style-name="MT6"><text:page-number>&lt;number&gt;</text:page-number></text:span></text:p>
        </draw:text-box>
      </draw:frame>
      <presentation:notes style:page-layout-name="PM0">
        <draw:custom-shape draw:name="Rectangle 1" draw:style-name="Mgr3" draw:text-style-name="MP1" draw:layer="backgroundobjects" svg:width="19.05cm" svg:height="25.4cm" svg:x="0cm" svg:y="0cm">
          <text:p text:style-name="MP9"/>
          <draw:enhanced-geometry svg:viewBox="0 0 21600 21600" draw:type="non-primitive" draw:enhanced-path="M 0 0 L 21600 0 21600 21600 0 21600 Z N"/>
        </draw:custom-shape>
        <draw:custom-shape draw:name="Freeform 2"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reeform 3" draw:style-name="Mgr4" draw:text-style-name="MP1" draw:layer="backgroundobjects" svg:width="19.05cm" svg:height="25.4cm" svg:x="0cm" svg:y="0cm">
          <text:p text:style-name="MP9"/>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thumbnail draw:name="Slide Image Placeholder 4" presentation:style-name="Master1-Layout11-vertTitleAndTx-Vertical-Title-and-Text-title" draw:layer="backgroundobjects" svg:width="32.764cm" svg:height="34.692cm" svg:x="-32.773cm" svg:y="-32.769cm" presentation:class="page"/>
        <draw:frame draw:name="Notes Placeholder 5" presentation:style-name="Mpr50" draw:text-style-name="MP3" draw:layer="backgroundobjects" svg:width="15.227cm" svg:height="11.417cm" svg:x="1.904cm" svg:y="12.064cm" presentation:class="notes">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Windows_x86 LibreOffice_project/63150712c6d317d27ce2db16eb94c2f3d7b699f8</meta:generator>
    <dc:title>Diapositiva 1</dc:title>
    <meta:initial-creator>Joseluis</meta:initial-creator>
    <dc:date>2015-01-06T16:40:59.997000000</dc:date>
    <meta:editing-cycles>9</meta:editing-cycles>
    <meta:editing-duration>PT20M22S</meta:editing-duration>
    <meta:document-statistic meta:object-count="396"/>
  </office:meta>
</office:document-meta>
</file>

<file path=Object 1/content.xml><?xml version="1.0" encoding="utf-8"?>
<math xmlns="http://www.w3.org/1998/Math/MathML" display="block">
  <semantics>
    <msub>
      <mi>p</mi>
      <mi>i</mi>
    </msub>
    <annotation encoding="StarMath 5.0">p_i</annotation>
  </semantics>
</math>
</file>

<file path=Object 2/content.xml><?xml version="1.0" encoding="utf-8"?>
<math xmlns="http://www.w3.org/1998/Math/MathML" display="block">
  <semantics>
    <mrow>
      <msup>
        <mrow/>
        <mi mathvariant="italic">this</mi>
      </msup>
      <msub>
        <mi>p</mi>
        <mi>i</mi>
      </msub>
    </mrow>
    <annotation encoding="StarMath 5.0">{}^{this} p_i</annotation>
  </semantics>
</math>
</file>